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Lohit Devanagari3" svg:font-family="'Lohit Devanagari'"/>
    <style:font-face style:name="Arial4" svg:font-family="Arial" style:font-family-generic="modern"/>
    <style:font-face style:name="Courier New2" svg:font-family="'Courier New'" style:font-family-generic="modern"/>
    <style:font-face style:name="Arial2" svg:font-family="Arial" style:font-family-generic="roman"/>
    <style:font-face style:name="Lohit Devanagari" svg:font-family="'Lohit Devanagari'" style:font-family-generic="roman"/>
    <style:font-face style:name="Arial3" svg:font-family="Arial" style:font-family-generic="swiss"/>
    <style:font-face style:name="Courier New" svg:font-family="'Courier New'" style:font-family-generic="modern" style:font-pitch="fixed"/>
    <style:font-face style:name="Arial" svg:font-family="Arial" style:font-pitch="variable"/>
    <style:font-face style:name="Liberation Serif2" svg:font-family="'Liberation Serif'" style:font-pitch="variable"/>
    <style:font-face style:name="Lohit Devanagari1" svg:font-family="'Lohit Devanagari'" style:font-pitch="variable"/>
    <style:font-face style:name="WenQuanYi Zen Hei Sharp1" svg:font-family="'WenQuanYi Zen Hei Sharp'" style:font-pitch="variable"/>
    <style:font-face style:name="Arial5" svg:font-family="Arial" style:font-family-generic="modern" style:font-pitch="variable"/>
    <style:font-face style:name="Courier New1" svg:font-family="'Courier New'"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Liberation Sans1" svg:font-family="'Liberation Sans'" style:font-family-generic="system" style:font-pitch="variable"/>
    <style:font-face style:name="Lohit Devanagari2"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4.6299in" table:align="margins" style:writing-mode="lr-tb"/>
    </style:style>
    <style:style style:name="Table1.A" style:family="table-column">
      <style:table-column-properties style:column-width="4.6299in" style:rel-column-width="65535*"/>
    </style:style>
    <style:style style:name="Table1.A1" style:family="table-cell">
      <style:table-cell-properties fo:padding="0.0382in" fo:border="0.05pt solid #000000"/>
    </style:style>
    <style:style style:name="Table2" style:family="table">
      <style:table-properties style:width="4.6299in" table:align="margins" style:writing-mode="lr-tb"/>
    </style:style>
    <style:style style:name="Table2.A" style:family="table-column">
      <style:table-column-properties style:column-width="4.6299in" style:rel-column-width="65535*"/>
    </style:style>
    <style:style style:name="Table2.A1" style:family="table-cell">
      <style:table-cell-properties fo:padding="0.0382in" fo:border="0.05pt solid #000000"/>
    </style:style>
    <style:style style:name="Table3" style:family="table">
      <style:table-properties style:width="4.6299in" table:align="margins" style:writing-mode="lr-tb"/>
    </style:style>
    <style:style style:name="Table3.A" style:family="table-column">
      <style:table-column-properties style:column-width="4.6299in" style:rel-column-width="65535*"/>
    </style:style>
    <style:style style:name="Table3.A1" style:family="table-cell">
      <style:table-cell-properties fo:padding="0.0382in" fo:border="0.05pt solid #000000"/>
    </style:style>
    <style:style style:name="Table4" style:family="table">
      <style:table-properties style:width="4.6299in" table:align="margins" style:writing-mode="lr-tb"/>
    </style:style>
    <style:style style:name="Table4.A" style:family="table-column">
      <style:table-column-properties style:column-width="4.6299in" style:rel-column-width="65535*"/>
    </style:style>
    <style:style style:name="Table4.A1" style:family="table-cell">
      <style:table-cell-properties fo:padding="0.0382in" fo:border="0.05pt solid #000000"/>
    </style:style>
    <style:style style:name="Table5" style:family="table">
      <style:table-properties style:width="4.6299in" table:align="margins" style:writing-mode="lr-tb"/>
    </style:style>
    <style:style style:name="Table5.A" style:family="table-column">
      <style:table-column-properties style:column-width="4.6299in" style:rel-column-width="65535*"/>
    </style:style>
    <style:style style:name="Table5.A1" style:family="table-cell">
      <style:table-cell-properties fo:padding="0.0382in" fo:border="0.05pt solid #000000"/>
    </style:style>
    <style:style style:name="Table6" style:family="table">
      <style:table-properties style:width="4.6299in" table:align="margins" style:writing-mode="lr-tb"/>
    </style:style>
    <style:style style:name="Table6.A" style:family="table-column">
      <style:table-column-properties style:column-width="4.6299in" style:rel-column-width="65535*"/>
    </style:style>
    <style:style style:name="Table6.A1" style:family="table-cell">
      <style:table-cell-properties fo:padding="0.0382in" fo:border="0.05pt solid #000000"/>
    </style:style>
    <style:style style:name="Table24" style:family="table">
      <style:table-properties style:width="4.6299in" table:align="margins" style:writing-mode="lr-tb"/>
    </style:style>
    <style:style style:name="Table24.A" style:family="table-column">
      <style:table-column-properties style:column-width="4.6299in" style:rel-column-width="65535*"/>
    </style:style>
    <style:style style:name="Table24.A1" style:family="table-cell">
      <style:table-cell-properties fo:padding="0.0382in" fo:border="0.05pt solid #000000"/>
    </style:style>
    <style:style style:name="Table32" style:family="table">
      <style:table-properties style:width="4.6299in" table:align="margins" style:writing-mode="lr-tb"/>
    </style:style>
    <style:style style:name="Table32.A" style:family="table-column">
      <style:table-column-properties style:column-width="4.6299in" style:rel-column-width="65535*"/>
    </style:style>
    <style:style style:name="Table32.A1" style:family="table-cell">
      <style:table-cell-properties fo:padding="0.0382in" fo:border="0.05pt solid #000000"/>
    </style:style>
    <style:style style:name="Table7" style:family="table">
      <style:table-properties style:width="4.6299in" table:align="margins" style:writing-mode="lr-tb"/>
    </style:style>
    <style:style style:name="Table7.A" style:family="table-column">
      <style:table-column-properties style:column-width="4.6299in" style:rel-column-width="65535*"/>
    </style:style>
    <style:style style:name="Table7.A1" style:family="table-cell">
      <style:table-cell-properties fo:padding="0.0382in" fo:border="0.05pt solid #000000"/>
    </style:style>
    <style:style style:name="Table8" style:family="table">
      <style:table-properties style:width="4.6299in" table:align="margins" style:writing-mode="lr-tb"/>
    </style:style>
    <style:style style:name="Table8.A" style:family="table-column">
      <style:table-column-properties style:column-width="4.6299in" style:rel-column-width="65535*"/>
    </style:style>
    <style:style style:name="Table8.A1" style:family="table-cell">
      <style:table-cell-properties fo:padding="0.0382in" fo:border="0.05pt solid #000000"/>
    </style:style>
    <style:style style:name="Table9" style:family="table">
      <style:table-properties style:width="4.6299in" table:align="margins" style:writing-mode="lr-tb"/>
    </style:style>
    <style:style style:name="Table9.A" style:family="table-column">
      <style:table-column-properties style:column-width="4.6299in" style:rel-column-width="65535*"/>
    </style:style>
    <style:style style:name="Table9.A1" style:family="table-cell">
      <style:table-cell-properties fo:padding="0.0382in" fo:border="0.05pt solid #000000"/>
    </style:style>
    <style:style style:name="Table26" style:family="table">
      <style:table-properties style:width="4.6299in" table:align="margins" style:writing-mode="lr-tb"/>
    </style:style>
    <style:style style:name="Table26.A" style:family="table-column">
      <style:table-column-properties style:column-width="4.6299in" style:rel-column-width="65535*"/>
    </style:style>
    <style:style style:name="Table26.A1" style:family="table-cell">
      <style:table-cell-properties fo:padding="0.0382in" fo:border="0.05pt solid #000000"/>
    </style:style>
    <style:style style:name="Table25" style:family="table">
      <style:table-properties style:width="4.6299in" table:align="margins" style:writing-mode="lr-tb"/>
    </style:style>
    <style:style style:name="Table25.A" style:family="table-column">
      <style:table-column-properties style:column-width="4.6299in" style:rel-column-width="65535*"/>
    </style:style>
    <style:style style:name="Table25.A1" style:family="table-cell">
      <style:table-cell-properties fo:padding="0.0382in" fo:border="0.05pt solid #000000"/>
    </style:style>
    <style:style style:name="Table10" style:family="table">
      <style:table-properties style:width="4.6299in" table:align="margins" style:writing-mode="lr-tb"/>
    </style:style>
    <style:style style:name="Table10.A" style:family="table-column">
      <style:table-column-properties style:column-width="4.6299in" style:rel-column-width="65535*"/>
    </style:style>
    <style:style style:name="Table10.A1" style:family="table-cell">
      <style:table-cell-properties fo:padding="0.0382in" fo:border="0.05pt solid #000000"/>
    </style:style>
    <style:style style:name="Table11" style:family="table">
      <style:table-properties style:width="4.6299in" table:align="margins" style:writing-mode="lr-tb"/>
    </style:style>
    <style:style style:name="Table11.A" style:family="table-column">
      <style:table-column-properties style:column-width="4.6299in" style:rel-column-width="65535*"/>
    </style:style>
    <style:style style:name="Table11.1" style:family="table-row">
      <style:table-row-properties style:min-row-height="5.1306in"/>
    </style:style>
    <style:style style:name="Table11.A1" style:family="table-cell">
      <style:table-cell-properties fo:padding="0.0382in" fo:border="0.05pt solid #000000"/>
    </style:style>
    <style:style style:name="Table12" style:family="table">
      <style:table-properties style:width="4.6299in" table:align="margins" style:writing-mode="lr-tb"/>
    </style:style>
    <style:style style:name="Table12.A" style:family="table-column">
      <style:table-column-properties style:column-width="4.6299in" style:rel-column-width="65535*"/>
    </style:style>
    <style:style style:name="Table12.A1" style:family="table-cell">
      <style:table-cell-properties fo:padding="0.0382in" fo:border="0.05pt solid #000000"/>
    </style:style>
    <style:style style:name="Table13" style:family="table">
      <style:table-properties style:width="4.6299in" table:align="margins" style:writing-mode="lr-tb"/>
    </style:style>
    <style:style style:name="Table13.A" style:family="table-column">
      <style:table-column-properties style:column-width="4.6299in" style:rel-column-width="65535*"/>
    </style:style>
    <style:style style:name="Table13.A1" style:family="table-cell">
      <style:table-cell-properties fo:padding="0.0382in" fo:border="0.05pt solid #000000"/>
    </style:style>
    <style:style style:name="Table14" style:family="table">
      <style:table-properties style:width="4.6299in" table:align="margins" style:writing-mode="lr-tb"/>
    </style:style>
    <style:style style:name="Table14.A" style:family="table-column">
      <style:table-column-properties style:column-width="4.6299in" style:rel-column-width="65535*"/>
    </style:style>
    <style:style style:name="Table14.A1" style:family="table-cell">
      <style:table-cell-properties fo:padding="0.0382in" fo:border="0.05pt solid #000000"/>
    </style:style>
    <style:style style:name="Table20" style:family="table">
      <style:table-properties style:width="4.6299in" table:align="margins" style:writing-mode="lr-tb"/>
    </style:style>
    <style:style style:name="Table20.A" style:family="table-column">
      <style:table-column-properties style:column-width="4.6299in" style:rel-column-width="65535*"/>
    </style:style>
    <style:style style:name="Table20.A1" style:family="table-cell">
      <style:table-cell-properties fo:padding="0.0382in" fo:border="0.05pt solid #000000"/>
    </style:style>
    <style:style style:name="Table15" style:family="table">
      <style:table-properties style:width="4.6299in" table:align="margins" style:writing-mode="lr-tb"/>
    </style:style>
    <style:style style:name="Table15.A" style:family="table-column">
      <style:table-column-properties style:column-width="4.6299in" style:rel-column-width="65535*"/>
    </style:style>
    <style:style style:name="Table15.A1" style:family="table-cell">
      <style:table-cell-properties fo:padding="0.0382in" fo:border="0.05pt solid #000000"/>
    </style:style>
    <style:style style:name="Table19" style:family="table">
      <style:table-properties style:width="4.6299in" table:align="margins" style:writing-mode="lr-tb"/>
    </style:style>
    <style:style style:name="Table19.A" style:family="table-column">
      <style:table-column-properties style:column-width="4.6299in" style:rel-column-width="65535*"/>
    </style:style>
    <style:style style:name="Table19.A1" style:family="table-cell">
      <style:table-cell-properties fo:padding="0.0382in" fo:border="0.05pt solid #000000"/>
    </style:style>
    <style:style style:name="Table16" style:family="table">
      <style:table-properties style:width="4.6299in" table:align="margins" style:writing-mode="lr-tb"/>
    </style:style>
    <style:style style:name="Table16.A" style:family="table-column">
      <style:table-column-properties style:column-width="4.6299in" style:rel-column-width="65535*"/>
    </style:style>
    <style:style style:name="Table16.A1" style:family="table-cell">
      <style:table-cell-properties fo:padding="0.0382in" fo:border="0.05pt solid #000000"/>
    </style:style>
    <style:style style:name="Table17" style:family="table">
      <style:table-properties style:width="4.6299in" table:align="margins" style:writing-mode="lr-tb"/>
    </style:style>
    <style:style style:name="Table17.A" style:family="table-column">
      <style:table-column-properties style:column-width="4.6299in" style:rel-column-width="65535*"/>
    </style:style>
    <style:style style:name="Table17.A1" style:family="table-cell">
      <style:table-cell-properties fo:padding="0.0382in" fo:border="0.05pt solid #000000"/>
    </style:style>
    <style:style style:name="Table21" style:family="table">
      <style:table-properties style:width="4.6299in" table:align="margins" style:writing-mode="lr-tb"/>
    </style:style>
    <style:style style:name="Table21.A" style:family="table-column">
      <style:table-column-properties style:column-width="4.6299in" style:rel-column-width="65535*"/>
    </style:style>
    <style:style style:name="Table21.A1" style:family="table-cell">
      <style:table-cell-properties fo:padding="0.0382in" fo:border="0.05pt solid #000000"/>
    </style:style>
    <style:style style:name="Table18" style:family="table">
      <style:table-properties style:width="4.6299in" table:align="margins" style:writing-mode="lr-tb"/>
    </style:style>
    <style:style style:name="Table18.A" style:family="table-column">
      <style:table-column-properties style:column-width="4.6299in" style:rel-column-width="65535*"/>
    </style:style>
    <style:style style:name="Table18.A1" style:family="table-cell">
      <style:table-cell-properties fo:padding="0.0382in" fo:border="0.05pt solid #000000"/>
    </style:style>
    <style:style style:name="Table33" style:family="table">
      <style:table-properties style:width="4.6299in" table:align="margins" style:writing-mode="lr-tb"/>
    </style:style>
    <style:style style:name="Table33.A" style:family="table-column">
      <style:table-column-properties style:column-width="4.6299in" style:rel-column-width="65535*"/>
    </style:style>
    <style:style style:name="Table33.A1" style:family="table-cell">
      <style:table-cell-properties fo:padding="0.0382in" fo:border="0.05pt solid #000000"/>
    </style:style>
    <style:style style:name="Table34" style:family="table">
      <style:table-properties style:width="4.6299in" table:align="margins" style:writing-mode="lr-tb"/>
    </style:style>
    <style:style style:name="Table34.A" style:family="table-column">
      <style:table-column-properties style:column-width="4.6299in" style:rel-column-width="65535*"/>
    </style:style>
    <style:style style:name="Table34.A1" style:family="table-cell">
      <style:table-cell-properties fo:padding="0.0382in" fo:border="0.05pt solid #000000"/>
    </style:style>
    <style:style style:name="Table22" style:family="table">
      <style:table-properties style:width="4.6299in" table:align="margins" style:writing-mode="lr-tb"/>
    </style:style>
    <style:style style:name="Table22.A" style:family="table-column">
      <style:table-column-properties style:column-width="4.6299in" style:rel-column-width="65535*"/>
    </style:style>
    <style:style style:name="Table22.A1" style:family="table-cell">
      <style:table-cell-properties fo:padding="0.0382in" fo:border="0.05pt solid #000000"/>
    </style:style>
    <style:style style:name="Table23" style:family="table">
      <style:table-properties style:width="4.6299in" table:align="margins" style:writing-mode="lr-tb"/>
    </style:style>
    <style:style style:name="Table23.A" style:family="table-column">
      <style:table-column-properties style:column-width="4.6299in" style:rel-column-width="65535*"/>
    </style:style>
    <style:style style:name="Table23.A1" style:family="table-cell">
      <style:table-cell-properties fo:padding="0.0382in" fo:border="0.05pt solid #000000"/>
    </style:style>
    <style:style style:name="Table27" style:family="table">
      <style:table-properties style:width="4.6299in" table:align="margins" style:writing-mode="lr-tb"/>
    </style:style>
    <style:style style:name="Table27.A" style:family="table-column">
      <style:table-column-properties style:column-width="4.6299in" style:rel-column-width="65535*"/>
    </style:style>
    <style:style style:name="Table27.A1" style:family="table-cell">
      <style:table-cell-properties fo:padding="0.0382in" fo:border="0.05pt solid #000000"/>
    </style:style>
    <style:style style:name="Table28" style:family="table">
      <style:table-properties style:width="4.6299in" table:align="margins" style:writing-mode="lr-tb"/>
    </style:style>
    <style:style style:name="Table28.A" style:family="table-column">
      <style:table-column-properties style:column-width="4.6299in" style:rel-column-width="65535*"/>
    </style:style>
    <style:style style:name="Table28.A1" style:family="table-cell">
      <style:table-cell-properties fo:padding="0.0382in" fo:border="0.05pt solid #000000"/>
    </style:style>
    <style:style style:name="Table29" style:family="table">
      <style:table-properties style:width="4.6299in" table:align="margins" style:writing-mode="lr-tb"/>
    </style:style>
    <style:style style:name="Table29.A" style:family="table-column">
      <style:table-column-properties style:column-width="4.6299in" style:rel-column-width="65535*"/>
    </style:style>
    <style:style style:name="Table29.A1" style:family="table-cell">
      <style:table-cell-properties fo:padding="0.0382in" fo:border="0.05pt solid #000000"/>
    </style:style>
    <style:style style:name="Table30" style:family="table">
      <style:table-properties style:width="4.6299in" table:align="margins" style:writing-mode="lr-tb"/>
    </style:style>
    <style:style style:name="Table30.A" style:family="table-column">
      <style:table-column-properties style:column-width="4.6299in" style:rel-column-width="65535*"/>
    </style:style>
    <style:style style:name="Table30.A1" style:family="table-cell">
      <style:table-cell-properties fo:padding="0.0382in" fo:border="0.05pt solid #000000"/>
    </style:style>
    <style:style style:name="Table31" style:family="table">
      <style:table-properties style:width="4.6299in" table:align="margins" style:writing-mode="lr-tb"/>
    </style:style>
    <style:style style:name="Table31.A" style:family="table-column">
      <style:table-column-properties style:column-width="4.6299in" style:rel-column-width="65535*"/>
    </style:style>
    <style:style style:name="Table31.A1" style:family="table-cell">
      <style:table-cell-properties fo:padding="0.0382in" fo:border="0.05pt solid #000000"/>
    </style:style>
    <style:style style:name="P1" style:family="paragraph" style:parent-style-name="Header">
      <style:paragraph-properties fo:margin-top="0in" fo:margin-bottom="0in" style:contextual-spacing="false"/>
      <style:text-properties style:font-name="Arial3" fo:font-size="10pt" fo:font-weight="normal" officeooo:paragraph-rsid="00295b13" style:font-size-asian="10pt" style:font-weight-asian="normal" style:font-size-complex="10pt" style:font-weight-complex="normal"/>
    </style:style>
    <style:style style:name="P2" style:family="paragraph" style:parent-style-name="Header">
      <style:paragraph-properties fo:margin-top="0in" fo:margin-bottom="0in" style:contextual-spacing="false"/>
      <style:text-properties style:font-name="Arial3" fo:font-size="16pt" fo:font-weight="bold" style:font-size-asian="16pt" style:font-weight-asian="bold" style:font-size-complex="16pt" style:font-weight-complex="bold"/>
    </style:style>
    <style:style style:name="P3" style:family="paragraph" style:parent-style-name="Standard">
      <style:paragraph-properties fo:margin-top="0in" fo:margin-bottom="0in" style:contextual-spacing="false"/>
      <style:text-properties style:font-name="Arial3" fo:font-size="16pt" fo:font-weight="bold" style:font-size-asian="16pt" style:font-weight-asian="bold" style:font-size-complex="16pt" style:font-weight-complex="bold"/>
    </style:style>
    <style:style style:name="P4" style:family="paragraph" style:parent-style-name="Standard">
      <style:paragraph-properties fo:margin-top="0in" fo:margin-bottom="0in" style:contextual-spacing="false"/>
      <style:text-properties style:font-name="Arial3" fo:font-size="12pt" fo:font-weight="normal" style:font-size-asian="10.5pt" style:font-weight-asian="normal" style:font-size-complex="12pt" style:font-weight-complex="normal"/>
    </style:style>
    <style:style style:name="P5" style:family="paragraph" style:parent-style-name="Standard">
      <style:paragraph-properties fo:margin-top="0in" fo:margin-bottom="0in" style:contextual-spacing="false"/>
      <style:text-properties style:font-name="Arial3" fo:font-size="10pt" fo:font-weight="normal" style:font-size-asian="8.75pt" style:font-weight-asian="normal" style:font-size-complex="10pt" style:font-weight-complex="normal"/>
    </style:style>
    <style:style style:name="P6" style:family="paragraph" style:parent-style-name="Standard">
      <style:paragraph-properties fo:margin-top="0in" fo:margin-bottom="0in" style:contextual-spacing="false" fo:text-align="start" style:justify-single-word="false"/>
      <style:text-properties style:font-name="Arial3" fo:font-size="10pt" fo:font-weight="normal" officeooo:rsid="002c251f" officeooo:paragraph-rsid="0039f418" style:font-size-asian="8.75pt" style:font-weight-asian="normal" style:font-size-complex="10pt" style:font-weight-complex="normal"/>
    </style:style>
    <style:style style:name="P7" style:family="paragraph" style:parent-style-name="Standard">
      <style:paragraph-properties fo:margin-top="0in" fo:margin-bottom="0in" style:contextual-spacing="false"/>
      <style:text-properties style:font-name="Arial3" fo:font-size="10pt" fo:font-weight="bold" style:font-size-asian="8.75pt" style:font-weight-asian="bold" style:font-size-complex="10pt" style:font-weight-complex="bold"/>
    </style:style>
    <style:style style:name="P8" style:family="paragraph" style:parent-style-name="Standard">
      <style:paragraph-properties fo:margin-top="0in" fo:margin-bottom="0in" style:contextual-spacing="false" fo:break-before="page"/>
      <style:text-properties style:font-name="Arial3" fo:font-size="16pt" fo:font-weight="bold" style:font-size-asian="16pt" style:font-weight-asian="bold" style:font-size-complex="16pt" style:font-weight-complex="bold"/>
    </style:style>
    <style:style style:name="P9" style:family="paragraph" style:parent-style-name="Default_7e_LT_7e_Gliederung_20_1">
      <style:paragraph-properties fo:margin-top="0in" fo:margin-bottom="0in" style:contextual-spacing="false" fo:text-align="start" style:justify-single-word="false"/>
      <style:text-properties fo:color="#000000" loext:opacity="100%" style:font-name="Courier New" fo:font-size="10pt" fo:font-weight="normal" style:font-size-asian="10pt" style:font-weight-asian="normal" style:font-size-complex="10pt" style:font-weight-complex="normal"/>
    </style:style>
    <style:style style:name="P10" style:family="paragraph" style:parent-style-name="Footer">
      <style:paragraph-properties fo:margin-left="0in" fo:margin-right="0in" fo:text-align="center" style:justify-single-word="false" fo:text-indent="0in" style:auto-text-indent="false"/>
      <style:text-properties fo:font-size="10pt" style:font-size-asian="10pt" style:font-size-complex="10pt"/>
    </style:style>
    <style:style style:name="P11" style:family="paragraph" style:parent-style-name="Default_7e_LT_7e_Gliederung_20_1">
      <style:paragraph-properties fo:margin-left="0in" fo:margin-right="0in" fo:margin-top="0.0835in" fo:margin-bottom="0in" style:contextual-spacing="false" fo:text-indent="0in" style:auto-text-indent="fals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Courier New" fo:font-size="10pt" fo:font-weight="normal" style:font-size-asian="10pt" style:font-weight-asian="normal" style:font-size-complex="10pt" style:font-weight-complex="normal"/>
    </style:style>
    <style:style style:name="P12" style:family="paragraph" style:parent-style-name="Default_7e_LT_7e_Gliederung_20_1">
      <style:paragraph-properties fo:margin-left="0in" fo:margin-right="0in" fo:margin-top="0.0835in" fo:margin-bottom="0in" style:contextual-spacing="false" fo:text-align="start" style:justify-single-word="false" fo:text-indent="0in" style:auto-text-indent="fals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Courier New" fo:font-size="10pt" fo:font-weight="normal" style:font-size-asian="10pt" style:font-weight-asian="normal" style:font-size-complex="10pt" style:font-weight-complex="normal"/>
    </style:style>
    <style:style style:name="P13" style:family="paragraph" style:parent-style-name="Default_7e_LT_7e_Gliederung_20_1">
      <style:paragraph-properties fo:margin-left="0in" fo:margin-right="0in" fo:margin-top="0.0835in" fo:margin-bottom="0in" style:contextual-spacing="false" fo:text-align="start" style:justify-single-word="false" fo:text-indent="0in" style:auto-text-indent="fals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Arial1" fo:font-size="10pt" fo:font-weight="normal" style:font-size-asian="10pt" style:font-weight-asian="normal" style:font-size-complex="10pt" style:font-weight-complex="normal"/>
    </style:style>
    <style:style style:name="P14" style:family="paragraph" style:parent-style-name="Default_7e_LT_7e_Gliederung_20_1">
      <style:paragraph-properties fo:margin-left="0in" fo:margin-right="0in" fo:margin-top="0in" fo:margin-bottom="0in" style:contextual-spacing="false" fo:text-indent="0in" style:auto-text-indent="fals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Courier New" fo:font-size="10pt" fo:font-weight="normal" style:font-size-asian="10pt" style:font-weight-asian="normal" style:font-size-complex="10pt" style:font-weight-complex="normal"/>
    </style:style>
    <style:style style:name="P15" style:family="paragraph" style:parent-style-name="Standard">
      <style:text-properties style:font-name="Courier New" fo:font-size="10pt" style:font-size-asian="10pt" style:font-size-complex="10pt"/>
    </style:style>
    <style:style style:name="P16" style:family="paragraph" style:parent-style-name="Standard">
      <style:paragraph-properties fo:text-align="center" style:justify-single-word="false"/>
      <style:text-properties style:font-name="Courier New" fo:font-size="10pt" fo:font-weight="normal" style:font-size-asian="8.75pt" style:font-weight-asian="normal" style:font-size-complex="10pt" style:font-weight-complex="normal"/>
    </style:style>
    <style:style style:name="P17" style:family="paragraph" style:parent-style-name="Standard">
      <style:paragraph-properties fo:text-align="start" style:justify-single-word="false"/>
      <style:text-properties style:font-name="Courier New" fo:font-size="10pt" fo:font-weight="normal" style:font-size-asian="8.75pt" style:font-weight-asian="normal" style:font-size-complex="10pt" style:font-weight-complex="normal"/>
    </style:style>
    <style:style style:name="P18" style:family="paragraph" style:parent-style-name="Standard">
      <style:paragraph-properties fo:text-align="center" style:justify-single-word="false"/>
      <style:text-properties style:font-name="Courier New" fo:font-size="10pt" fo:font-weight="normal" style:font-size-asian="10pt" style:font-weight-asian="normal" style:font-size-complex="10pt" style:font-weight-complex="normal"/>
    </style:style>
    <style:style style:name="P19" style:family="paragraph" style:parent-style-name="Standard">
      <style:text-properties fo:font-size="16pt" fo:font-weight="bold" style:font-size-asian="14pt" style:font-weight-asian="bold" style:font-size-complex="16pt" style:font-weight-complex="bold"/>
    </style:style>
    <style:style style:name="P20" style:family="paragraph" style:parent-style-name="Standard">
      <style:text-properties fo:font-size="14pt" fo:font-weight="bold" style:font-size-asian="14pt" style:font-weight-asian="bold" style:font-size-complex="14pt" style:font-weight-complex="bold"/>
    </style:style>
    <style:style style:name="P21" style:family="paragraph" style:parent-style-name="Standard">
      <style:text-properties style:font-name="Arial3"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Arial3" fo:font-size="14pt" fo:font-weight="bold" style:font-size-asian="14pt" style:font-weight-asian="bold" style:font-size-complex="14pt" style:font-weight-complex="bold"/>
    </style:style>
    <style:style style:name="P23" style:family="paragraph" style:parent-style-name="Standard">
      <style:text-properties style:font-name="Arial3" fo:font-size="10pt" fo:font-weight="normal" style:font-size-asian="8.75pt" style:font-weight-asian="normal" style:font-size-complex="10pt" style:font-weight-complex="normal"/>
    </style:style>
    <style:style style:name="P24" style:family="paragraph" style:parent-style-name="Standard">
      <style:paragraph-properties fo:text-align="start" style:justify-single-word="false"/>
      <style:text-properties style:font-name="Arial3" fo:font-size="10pt" fo:font-weight="normal" style:font-size-asian="8.75pt" style:font-weight-asian="normal" style:font-size-complex="10pt" style:font-weight-complex="normal"/>
    </style:style>
    <style:style style:name="P25" style:family="paragraph" style:parent-style-name="Standard">
      <style:paragraph-properties fo:text-align="start" style:justify-single-word="false"/>
      <style:text-properties style:font-name="Arial3" fo:font-size="10pt" fo:font-weight="normal" officeooo:paragraph-rsid="002c251f" style:font-size-asian="8.75pt" style:font-weight-asian="normal" style:font-size-complex="10pt" style:font-weight-complex="normal"/>
    </style:style>
    <style:style style:name="P26" style:family="paragraph" style:parent-style-name="Standard">
      <style:paragraph-properties fo:text-align="start" style:justify-single-word="false"/>
      <style:text-properties style:font-name="Arial3" fo:font-size="10pt" fo:font-weight="normal" officeooo:rsid="002480c7" officeooo:paragraph-rsid="002480c7" style:font-size-asian="8.75pt" style:font-weight-asian="normal" style:font-size-complex="10pt" style:font-weight-complex="normal"/>
    </style:style>
    <style:style style:name="P27" style:family="paragraph" style:parent-style-name="Standard">
      <style:paragraph-properties fo:text-align="start" style:justify-single-word="false"/>
      <style:text-properties style:font-name="Arial3" fo:font-size="10pt" fo:font-weight="normal" officeooo:rsid="002c251f" officeooo:paragraph-rsid="002c251f" style:font-size-asian="8.75pt" style:font-weight-asian="normal" style:font-size-complex="10pt" style:font-weight-complex="normal"/>
    </style:style>
    <style:style style:name="P28" style:family="paragraph" style:parent-style-name="Standard">
      <style:paragraph-properties fo:text-align="start" style:justify-single-word="false"/>
      <style:text-properties style:font-name="Arial3" fo:font-size="10pt" fo:font-weight="normal"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Arial3" fo:font-size="10pt" fo:font-weight="normal" officeooo:paragraph-rsid="0023bdb1"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style:font-name="Arial3" fo:font-size="10pt" fo:font-weight="normal" officeooo:paragraph-rsid="0026c8a8"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style:font-name="Arial3" fo:font-size="10pt" fo:font-weight="normal" officeooo:paragraph-rsid="00315375"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style:font-name="Arial3" fo:font-size="10pt" fo:font-weight="normal" officeooo:paragraph-rsid="0032a68e"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style:font-name="Arial3" fo:font-size="10pt" fo:font-weight="normal" officeooo:paragraph-rsid="0033e91d"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style:font-name="Arial3" fo:font-size="10pt" fo:font-weight="normal" officeooo:paragraph-rsid="0034b994"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style:font-name="Arial3" fo:font-size="10pt" fo:font-weight="normal" officeooo:paragraph-rsid="003680e3" style:font-size-asian="10pt" style:font-weight-asian="normal" style:font-size-complex="10pt" style:font-weight-complex="normal"/>
    </style:style>
    <style:style style:name="P36" style:family="paragraph" style:parent-style-name="Standard">
      <style:paragraph-properties fo:text-align="center" style:justify-single-word="false"/>
      <style:text-properties style:font-name="Arial3" fo:font-size="10pt" fo:font-weight="normal"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style:font-name="Arial3" fo:font-size="10pt" fo:font-weight="normal" officeooo:rsid="0023bdb1" officeooo:paragraph-rsid="0023bdb1"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style:font-name="Arial3" fo:font-size="10pt" fo:font-weight="normal" officeooo:rsid="0023bdb1" officeooo:paragraph-rsid="002f7582"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style:font-name="Arial3" fo:font-size="10pt" fo:font-weight="normal" officeooo:rsid="0023bdb1" officeooo:paragraph-rsid="0039f418"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style:font-name="Arial3" fo:font-size="10pt" fo:font-weight="normal" officeooo:rsid="0026c8a8" officeooo:paragraph-rsid="0026c8a8"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style:font-name="Arial3" fo:font-size="10pt" fo:font-weight="normal" officeooo:rsid="002858aa" officeooo:paragraph-rsid="002858aa"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style:font-name="Arial3" fo:font-size="10pt" fo:font-weight="normal" officeooo:rsid="00315375" officeooo:paragraph-rsid="00315b55"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style:font-name="Arial3" fo:font-size="10pt" fo:font-weight="normal" officeooo:rsid="00315375" officeooo:paragraph-rsid="0032a68e"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style:font-name="Arial3" fo:font-size="10pt" fo:font-weight="normal" officeooo:rsid="00315b55" officeooo:paragraph-rsid="00315b55"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style:font-name="Arial3" fo:font-size="10pt" fo:font-weight="normal" officeooo:rsid="00315b55" officeooo:paragraph-rsid="0032a68e" style:font-size-asian="10pt" style:font-weight-asian="normal" style:font-size-complex="10pt" style:font-weight-complex="normal"/>
    </style:style>
    <style:style style:name="P46" style:family="paragraph" style:parent-style-name="Standard">
      <style:paragraph-properties fo:text-align="start" style:justify-single-word="false"/>
      <style:text-properties style:font-name="Arial3" fo:font-size="10pt" fo:font-weight="normal" officeooo:rsid="00315b55" officeooo:paragraph-rsid="003680e3" style:font-size-asian="10pt" style:font-weight-asian="normal" style:font-size-complex="10pt" style:font-weight-complex="normal"/>
    </style:style>
    <style:style style:name="P47" style:family="paragraph" style:parent-style-name="Standard">
      <style:paragraph-properties fo:text-align="start" style:justify-single-word="false"/>
      <style:text-properties style:font-name="Arial3" fo:font-size="10pt" fo:font-weight="normal" officeooo:rsid="00315b55" officeooo:paragraph-rsid="0034b994"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style:font-name="Arial3" fo:font-size="10pt" fo:font-weight="normal" officeooo:rsid="0032a68e" officeooo:paragraph-rsid="0032a68e" style:font-size-asian="10pt" style:font-weight-asian="normal" style:font-size-complex="10pt" style:font-weight-complex="normal"/>
    </style:style>
    <style:style style:name="P49" style:family="paragraph" style:parent-style-name="Standard">
      <style:paragraph-properties fo:text-align="start" style:justify-single-word="false"/>
      <style:text-properties style:font-name="Arial3" fo:font-size="10pt" fo:font-weight="normal" officeooo:rsid="0032a68e" officeooo:paragraph-rsid="003680e3" style:font-size-asian="10pt" style:font-weight-asian="normal" style:font-size-complex="10pt" style:font-weight-complex="normal"/>
    </style:style>
    <style:style style:name="P50" style:family="paragraph" style:parent-style-name="Standard">
      <style:paragraph-properties fo:text-align="start" style:justify-single-word="false"/>
      <style:text-properties style:font-name="Arial3" fo:font-size="10pt" fo:font-weight="normal" officeooo:rsid="0033e91d" officeooo:paragraph-rsid="0033e91d" style:font-size-asian="10pt" style:font-weight-asian="normal" style:font-size-complex="10pt" style:font-weight-complex="normal"/>
    </style:style>
    <style:style style:name="P51" style:family="paragraph" style:parent-style-name="Standard">
      <style:paragraph-properties fo:text-align="start" style:justify-single-word="false"/>
      <style:text-properties style:font-name="Arial3" fo:font-size="10pt" fo:font-weight="normal" officeooo:rsid="0033e91d" officeooo:paragraph-rsid="003680e3" style:font-size-asian="10pt" style:font-weight-asian="normal" style:font-size-complex="10pt" style:font-weight-complex="normal"/>
    </style:style>
    <style:style style:name="P52" style:family="paragraph" style:parent-style-name="Standard">
      <style:paragraph-properties fo:text-align="start" style:justify-single-word="false"/>
      <style:text-properties style:font-name="Arial3" fo:font-size="10pt" fo:font-weight="normal" officeooo:rsid="0034b994" officeooo:paragraph-rsid="0034b994" style:font-size-asian="10pt" style:font-weight-asian="normal" style:font-size-complex="10pt" style:font-weight-complex="normal"/>
    </style:style>
    <style:style style:name="P53" style:family="paragraph" style:parent-style-name="Standard">
      <style:paragraph-properties fo:text-align="start" style:justify-single-word="false"/>
      <style:text-properties style:font-name="Arial3" fo:font-size="10pt" fo:font-weight="bold" officeooo:rsid="0023bdb1" officeooo:paragraph-rsid="0023bdb1" style:font-size-asian="10pt" style:font-weight-asian="bold" style:font-size-complex="10pt" style:font-weight-complex="bold"/>
    </style:style>
    <style:style style:name="P54" style:family="paragraph" style:parent-style-name="Standard">
      <style:text-properties fo:color="#000000" loext:opacity="100%" style:font-name="Courier New" fo:font-size="10pt" style:font-size-asian="10pt" style:font-size-complex="10pt"/>
    </style:style>
    <style:style style:name="P55" style:family="paragraph" style:parent-style-name="Standard">
      <style:text-properties fo:color="#000000" loext:opacity="100%" style:font-name="Courier New" fo:font-size="10pt" officeooo:paragraph-rsid="0022eaf8" style:font-size-asian="10pt" style:font-size-complex="10pt"/>
    </style:style>
    <style:style style:name="P56" style:family="paragraph" style:parent-style-name="Standard">
      <style:text-properties fo:font-size="10pt" fo:font-weight="normal" style:font-size-asian="8.75pt" style:font-weight-asian="normal" style:font-size-complex="10pt" style:font-weight-complex="normal"/>
    </style:style>
    <style:style style:name="P57" style:family="paragraph" style:parent-style-name="Standard">
      <style:text-properties fo:font-size="10pt" style:font-size-asian="10pt" style:font-size-complex="10pt"/>
    </style:style>
    <style:style style:name="P58" style:family="paragraph" style:parent-style-name="Standard">
      <style:paragraph-properties fo:text-align="start" style:justify-single-word="false"/>
      <style:text-properties style:font-name="Arial1" fo:font-size="10pt" fo:font-weight="normal" officeooo:rsid="002480c7" officeooo:paragraph-rsid="002480c7" style:font-size-asian="10pt" style:font-weight-asian="normal" style:font-size-complex="10pt" style:font-weight-complex="normal"/>
    </style:style>
    <style:style style:name="P59" style:family="paragraph" style:parent-style-name="Standard">
      <style:text-properties fo:font-size="11pt" style:font-size-asian="11pt" style:font-size-complex="11pt"/>
    </style:style>
    <style:style style:name="P60" style:family="paragraph" style:parent-style-name="Standard">
      <style:text-properties fo:font-size="11pt" officeooo:rsid="00295b13" officeooo:paragraph-rsid="00295b13" style:font-size-asian="11pt" style:font-size-complex="11pt"/>
    </style:style>
    <style:style style:name="P61" style:family="paragraph" style:parent-style-name="Standard">
      <style:paragraph-properties fo:break-before="page"/>
      <style:text-properties fo:font-size="16pt" fo:font-weight="bold" style:font-size-asian="14pt" style:font-weight-asian="bold" style:font-size-complex="16pt" style:font-weight-complex="bold"/>
    </style:style>
    <style:style style:name="P62" style:family="paragraph" style:parent-style-name="Standard">
      <style:paragraph-properties fo:text-align="start" style:justify-single-word="false" fo:break-before="page"/>
      <style:text-properties style:font-name="Arial3" fo:font-size="14pt" fo:font-weight="bold" style:font-size-asian="14pt" style:font-weight-asian="bold" style:font-size-complex="14pt" style:font-weight-complex="bold"/>
    </style:style>
    <style:style style:name="P63" style:family="paragraph" style:parent-style-name="Standard">
      <style:paragraph-properties fo:text-align="start" style:justify-single-word="false" fo:break-before="page"/>
      <style:text-properties style:font-name="Arial3" fo:font-size="14pt" fo:font-weight="bold" officeooo:paragraph-rsid="00315375" style:font-size-asian="14pt" style:font-weight-asian="bold" style:font-size-complex="14pt" style:font-weight-complex="bold"/>
    </style:style>
    <style:style style:name="P64" style:family="paragraph" style:parent-style-name="Standard">
      <style:paragraph-properties fo:text-align="start" style:justify-single-word="false" fo:break-before="page"/>
      <style:text-properties style:font-name="Arial3" fo:font-size="16pt" fo:font-weight="bold" officeooo:rsid="0023bdb1" officeooo:paragraph-rsid="0023bdb1" style:font-size-asian="16pt" style:font-weight-asian="bold" style:font-size-complex="16pt" style:font-weight-complex="bold"/>
    </style:style>
    <style:style style:name="P65" style:family="paragraph" style:parent-style-name="Standard">
      <style:paragraph-properties fo:text-align="start" style:justify-single-word="false" fo:break-before="page"/>
      <style:text-properties style:font-name="Arial3" fo:font-size="16pt" fo:font-weight="bold" officeooo:rsid="002c251f" officeooo:paragraph-rsid="002c251f" style:font-size-asian="16pt" style:font-weight-asian="bold" style:font-size-complex="16pt" style:font-weight-complex="bold"/>
    </style:style>
    <style:style style:name="P66" style:family="paragraph" style:parent-style-name="Standard">
      <style:paragraph-properties fo:text-align="start" style:justify-single-word="false" fo:break-before="page"/>
      <style:text-properties style:font-name="Arial3" fo:font-size="10pt" fo:font-weight="normal" officeooo:rsid="003680e3" officeooo:paragraph-rsid="003680e3" style:font-size-asian="10pt" style:font-weight-asian="normal" style:font-size-complex="10pt" style:font-weight-complex="normal"/>
    </style:style>
    <style:style style:name="P67" style:family="paragraph" style:parent-style-name="Table_20_Contents">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68" style:family="paragraph" style:parent-style-name="Table_20_Contents">
      <style:paragraph-properties fo:text-align="start" style:justify-single-word="false"/>
      <style:text-properties style:font-name="Courier New" fo:font-size="10pt" fo:font-weight="normal" officeooo:paragraph-rsid="0026c8a8" style:font-size-asian="10pt" style:font-weight-asian="normal" style:font-size-complex="10pt" style:font-weight-complex="normal"/>
    </style:style>
    <style:style style:name="P69" style:family="paragraph" style:parent-style-name="Table_20_Contents">
      <style:paragraph-properties fo:text-align="start" style:justify-single-word="false"/>
      <style:text-properties style:font-name="Courier New" fo:font-size="10pt" style:font-size-asian="10pt" style:font-size-complex="10pt"/>
    </style:style>
    <style:style style:name="P70" style:family="paragraph" style:parent-style-name="Table_20_Contents">
      <style:paragraph-properties fo:text-align="start" style:justify-single-word="false"/>
      <style:text-properties style:font-name="Courier New" fo:font-size="10pt" officeooo:paragraph-rsid="0026c8a8" style:font-size-asian="10pt" style:font-size-complex="10pt"/>
    </style:style>
    <style:style style:name="P71" style:family="paragraph" style:parent-style-name="Table_20_Contents">
      <style:paragraph-properties fo:text-align="start" style:justify-single-word="false"/>
      <style:text-properties style:font-name="Courier New" fo:font-size="10pt" officeooo:paragraph-rsid="002df79e" style:font-size-asian="10pt" style:font-size-complex="10pt"/>
    </style:style>
    <style:style style:name="P72" style:family="paragraph" style:parent-style-name="Table_20_Contents">
      <style:paragraph-properties fo:text-align="start" style:justify-single-word="false"/>
      <style:text-properties style:font-name="Courier New" fo:font-size="10pt" officeooo:rsid="00a44a81" officeooo:paragraph-rsid="00a44a81" style:font-size-asian="10pt" style:font-size-complex="10pt"/>
    </style:style>
    <style:style style:name="P73" style:family="paragraph" style:parent-style-name="Table_20_Contents">
      <style:paragraph-properties fo:text-align="start" style:justify-single-word="false"/>
      <style:text-properties style:font-name="Courier New" fo:font-size="10pt" officeooo:rsid="00a44a81" officeooo:paragraph-rsid="0039f418" style:font-size-asian="10pt" style:font-size-complex="10pt"/>
    </style:style>
    <style:style style:name="P74" style:family="paragraph" style:parent-style-name="Table_20_Contents">
      <style:paragraph-properties fo:text-align="start" style:justify-single-word="false"/>
      <style:text-properties style:font-name="Courier New" fo:font-size="9pt" officeooo:paragraph-rsid="00315375" style:font-size-asian="9pt" style:font-size-complex="9pt"/>
    </style:style>
    <style:style style:name="P75" style:family="paragraph" style:parent-style-name="Table_20_Contents">
      <style:paragraph-properties fo:text-align="start" style:justify-single-word="false"/>
      <style:text-properties style:font-name="Courier New" fo:font-size="9pt" officeooo:paragraph-rsid="00315b55" style:font-size-asian="9pt" style:font-size-complex="9pt"/>
    </style:style>
    <style:style style:name="P76" style:family="paragraph" style:parent-style-name="Table_20_Contents">
      <style:paragraph-properties fo:text-align="start" style:justify-single-word="false"/>
      <style:text-properties style:font-name="Courier New" fo:font-size="9pt" officeooo:rsid="00315375" officeooo:paragraph-rsid="00315375" style:font-size-asian="9pt" style:font-size-complex="9pt"/>
    </style:style>
    <style:style style:name="P77" style:family="paragraph" style:parent-style-name="Table_20_Contents">
      <style:paragraph-properties fo:text-align="start" style:justify-single-word="false"/>
      <style:text-properties style:font-name="Courier New" fo:font-size="9pt" officeooo:rsid="00315375" officeooo:paragraph-rsid="00315b55" style:font-size-asian="9pt" style:font-size-complex="9pt"/>
    </style:style>
    <style:style style:name="P78" style:family="paragraph" style:parent-style-name="Table_20_Contents">
      <style:paragraph-properties fo:text-align="start" style:justify-single-word="false"/>
      <style:text-properties style:font-name="Courier New" fo:font-size="9pt" officeooo:rsid="00315375" officeooo:paragraph-rsid="0032a68e" style:font-size-asian="9pt" style:font-size-complex="9pt"/>
    </style:style>
    <style:style style:name="P79" style:family="paragraph" style:parent-style-name="Table_20_Contents">
      <style:paragraph-properties fo:text-align="start" style:justify-single-word="false"/>
      <style:text-properties style:font-name="Courier New" fo:font-size="9pt" fo:font-weight="bold" officeooo:paragraph-rsid="00315b55" style:font-size-asian="9pt" style:font-weight-asian="bold" style:font-size-complex="9pt" style:font-weight-complex="bold"/>
    </style:style>
    <style:style style:name="P80" style:family="paragraph" style:parent-style-name="Table_20_Contents">
      <style:paragraph-properties fo:text-align="start" style:justify-single-word="false"/>
      <style:text-properties style:font-name="Courier New" fo:font-size="9pt" fo:font-weight="bold" officeooo:paragraph-rsid="0033e91d" style:font-size-asian="9pt" style:font-weight-asian="bold" style:font-size-complex="9pt" style:font-weight-complex="bold"/>
    </style:style>
    <style:style style:name="P81" style:family="paragraph" style:parent-style-name="Table_20_Contents">
      <style:paragraph-properties fo:text-align="start" style:justify-single-word="false"/>
      <style:text-properties style:font-name="Courier New" fo:font-size="9pt" fo:font-weight="bold" officeooo:rsid="0032a68e" officeooo:paragraph-rsid="0032a68e" style:font-size-asian="9pt" style:font-weight-asian="bold" style:font-size-complex="9pt" style:font-weight-complex="bold"/>
    </style:style>
    <style:style style:name="P82" style:family="paragraph" style:parent-style-name="Table_20_Contents">
      <style:paragraph-properties fo:text-align="start" style:justify-single-word="false"/>
      <style:text-properties style:font-name="Courier New" fo:font-size="9pt" fo:font-weight="normal" officeooo:paragraph-rsid="0033e91d" style:font-size-asian="9pt" style:font-weight-asian="normal" style:font-size-complex="9pt" style:font-weight-complex="normal"/>
    </style:style>
    <style:style style:name="P83" style:family="paragraph" style:parent-style-name="Table_20_Contents">
      <style:paragraph-properties fo:text-align="start" style:justify-single-word="false"/>
      <style:text-properties style:font-name="Courier New" fo:font-size="9pt" fo:font-weight="normal" officeooo:paragraph-rsid="00315375" style:font-size-asian="9pt" style:font-weight-asian="normal" style:font-size-complex="9pt" style:font-weight-complex="normal"/>
    </style:style>
    <style:style style:name="P84" style:family="paragraph" style:parent-style-name="Table_20_Contents">
      <style:paragraph-properties fo:text-align="start" style:justify-single-word="false"/>
      <style:text-properties style:font-name="Courier New" fo:font-size="9pt" fo:font-weight="normal" officeooo:paragraph-rsid="00315b55" style:font-size-asian="9pt" style:font-weight-asian="normal" style:font-size-complex="9pt" style:font-weight-complex="normal"/>
    </style:style>
    <style:style style:name="P85" style:family="paragraph" style:parent-style-name="Table_20_Contents">
      <style:paragraph-properties fo:text-align="start" style:justify-single-word="false"/>
      <style:text-properties style:font-name="Courier New" fo:font-size="9pt" fo:font-weight="normal" officeooo:rsid="0032a68e" officeooo:paragraph-rsid="0033e91d" style:font-size-asian="9pt" style:font-weight-asian="normal" style:font-size-complex="9pt" style:font-weight-complex="normal"/>
    </style:style>
    <style:style style:name="P86" style:family="paragraph" style:parent-style-name="Table_20_Contents">
      <style:paragraph-properties fo:text-align="start" style:justify-single-word="false"/>
      <style:text-properties style:font-name="Courier New" fo:font-size="9pt" fo:font-weight="normal" officeooo:rsid="0032a68e" officeooo:paragraph-rsid="0032a68e" style:font-size-asian="9pt" style:font-weight-asian="normal" style:font-size-complex="9pt" style:font-weight-complex="normal"/>
    </style:style>
    <style:style style:name="P87" style:family="paragraph" style:parent-style-name="Table_20_Contents">
      <style:paragraph-properties fo:text-align="start" style:justify-single-word="false"/>
      <style:text-properties style:font-name="Courier New" fo:font-size="9pt" fo:font-weight="normal" officeooo:rsid="00315375" officeooo:paragraph-rsid="0033e91d" style:font-size-asian="9pt" style:font-weight-asian="normal" style:font-size-complex="9pt" style:font-weight-complex="normal"/>
    </style:style>
    <style:style style:name="P88" style:family="paragraph" style:parent-style-name="Table_20_Contents">
      <style:paragraph-properties fo:text-align="start" style:justify-single-word="false"/>
      <style:text-properties style:font-name="Courier New" fo:font-size="9pt" fo:font-weight="normal" officeooo:rsid="00315375" officeooo:paragraph-rsid="00315375" style:font-size-asian="9pt" style:font-weight-asian="normal" style:font-size-complex="9pt" style:font-weight-complex="normal"/>
    </style:style>
    <style:style style:name="P89" style:family="paragraph" style:parent-style-name="Table_20_Contents">
      <style:paragraph-properties fo:text-align="start" style:justify-single-word="false"/>
      <style:text-properties style:font-name="Courier New" fo:font-size="9pt" fo:font-weight="normal" officeooo:rsid="00315375" officeooo:paragraph-rsid="00315b55" style:font-size-asian="9pt" style:font-weight-asian="normal" style:font-size-complex="9pt" style:font-weight-complex="normal"/>
    </style:style>
    <style:style style:name="P90" style:family="paragraph" style:parent-style-name="Table_20_Contents">
      <style:paragraph-properties fo:text-align="start" style:justify-single-word="false"/>
      <style:text-properties style:font-name="Courier New" fo:font-size="9pt" fo:font-weight="normal" officeooo:rsid="00315375" officeooo:paragraph-rsid="0032a68e" style:font-size-asian="9pt" style:font-weight-asian="normal" style:font-size-complex="9pt" style:font-weight-complex="normal"/>
    </style:style>
    <style:style style:name="P91" style:family="paragraph" style:parent-style-name="Table_20_Contents">
      <style:paragraph-properties fo:text-align="start" style:justify-single-word="false"/>
      <style:text-properties style:font-name="Arial3" fo:font-size="10pt" fo:font-weight="normal" officeooo:paragraph-rsid="0026c8a8" style:font-size-asian="10pt" style:font-weight-asian="normal" style:font-size-complex="10pt" style:font-weight-complex="normal"/>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officeooo:rsid="002c251f" officeooo:paragraph-rsid="0039f418"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officeooo:rsid="0023bdb1" officeooo:paragraph-rsid="0039f418"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Default_7e_LT_7e_Gliederung_20_1">
      <style:paragraph-properties fo:margin-left="0.3752in" fo:margin-right="0in" fo:margin-top="0.0626in" fo:margin-bottom="0in" style:contextual-spacing="false"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Courier New" fo:font-size="10pt" fo:font-weight="normal" style:font-size-asian="10pt" style:font-weight-asian="normal" style:font-size-complex="10pt" style:font-weight-complex="normal"/>
    </style:style>
    <style:style style:name="P95" style:family="paragraph" style:parent-style-name="Default_7e_LT_7e_Gliederung_20_1">
      <style:paragraph-properties fo:margin-left="0.3752in" fo:margin-right="0in" fo:margin-top="0.0626in" fo:margin-bottom="0in" style:contextual-spacing="false" fo:text-indent="-0.3752in" style:auto-text-indent="fals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Courier New" fo:font-size="10pt" fo:font-weight="normal" style:font-size-asian="10pt" style:font-weight-asian="normal" style:font-size-complex="10pt" style:font-weight-complex="normal"/>
    </style:style>
    <style:style style:name="P96" style:family="paragraph" style:parent-style-name="Default_7e_LT_7e_Gliederung_20_1">
      <style:paragraph-properties fo:margin-left="0.3752in" fo:margin-right="0in" fo:margin-top="0.0626in" fo:margin-bottom="0in" style:contextual-spacing="false"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Courier New" fo:font-size="10pt" fo:font-weight="normal" style:font-size-asian="10pt" style:font-weight-asian="normal" style:font-size-complex="10pt" style:font-weight-complex="normal"/>
    </style:style>
    <style:style style:name="P97" style:family="paragraph" style:parent-style-name="Default_7e_LT_7e_Gliederung_20_1">
      <style:paragraph-properties fo:margin-left="0.3752in" fo:margin-right="0in" fo:margin-top="0.0626in" fo:margin-bottom="0in" style:contextual-spacing="false" fo:text-indent="-0.3752in" style:auto-text-indent="fals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Courier New" fo:font-size="10pt" fo:font-weight="normal" style:font-size-asian="10pt" style:font-weight-asian="normal" style:font-size-complex="10pt" style:font-weight-complex="normal"/>
    </style:style>
    <style:style style:name="P98" style:family="paragraph" style:parent-style-name="Default_7e_LT_7e_Gliederung_20_1">
      <style:paragraph-properties fo:margin-left="0.3752in" fo:margin-right="0in" fo:margin-top="0.0555in" fo:margin-bottom="0in" style:contextual-spacing="false" fo:text-indent="-0.3752in" style:auto-text-indent="fals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Courier New" fo:font-size="10pt" fo:font-weight="normal" style:font-size-asian="10pt" style:font-weight-asian="normal" style:font-size-complex="10pt" style:font-weight-complex="normal"/>
    </style:style>
    <style:style style:name="P99" style:family="paragraph" style:parent-style-name="Default_7e_LT_7e_Gliederung_20_1">
      <style:paragraph-properties fo:margin-left="0.3752in" fo:margin-right="0in" fo:margin-top="0.0555in" fo:margin-bottom="0in" style:contextual-spacing="false"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Courier New" fo:font-size="10pt" fo:font-weight="normal" style:font-size-asian="10pt" style:font-weight-asian="normal" style:font-size-complex="10pt" style:font-weight-complex="normal"/>
    </style:style>
    <style:style style:name="P100" style:family="paragraph" style:parent-style-name="Default_7e_LT_7e_Gliederung_20_1">
      <style:paragraph-properties fo:margin-left="0.3752in" fo:margin-right="0in" fo:margin-top="0.0555in" fo:margin-bottom="0in" style:contextual-spacing="false"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Courier New" fo:font-size="10pt" fo:font-weight="normal" officeooo:paragraph-rsid="002186bd" style:font-size-asian="10pt" style:font-weight-asian="normal" style:font-size-complex="10pt" style:font-weight-complex="normal"/>
    </style:style>
    <style:style style:name="P101" style:family="paragraph" style:parent-style-name="Default_7e_LT_7e_Gliederung_20_1">
      <style:paragraph-properties fo:margin-left="0.3752in" fo:margin-right="0in" fo:margin-top="0.0555in" fo:margin-bottom="0in" style:contextual-spacing="false" fo:text-indent="-0.3752in" style:auto-text-indent="fals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Courier New" fo:font-size="10pt" fo:font-weight="normal" style:font-size-asian="10pt" style:font-weight-asian="normal" style:font-size-complex="10pt" style:font-weight-complex="normal"/>
    </style:style>
    <style:style style:name="P102" style:family="paragraph" style:parent-style-name="Default_7e_LT_7e_Gliederung_20_1">
      <style:paragraph-properties fo:margin-left="0.3752in" fo:margin-right="0in" fo:margin-top="0.0555in" fo:margin-bottom="0in" style:contextual-spacing="false" fo:text-indent="-0.3752in" style:auto-text-indent="fals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Courier New" fo:font-size="10pt" fo:font-weight="normal" officeooo:paragraph-rsid="002480c7" style:font-size-asian="10pt" style:font-weight-asian="normal" style:font-size-complex="10pt" style:font-weight-complex="normal"/>
    </style:style>
    <style:style style:name="P103" style:family="paragraph" style:parent-style-name="Default_7e_LT_7e_Gliederung_20_1">
      <style:paragraph-properties fo:margin-left="0.3752in" fo:margin-right="0in" fo:margin-top="0.0555in" fo:margin-bottom="0in" style:contextual-spacing="false" fo:text-indent="-0.3752in" style:auto-text-indent="fals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Courier New" fo:font-size="10pt" style:text-underline-style="none" fo:font-weight="normal" style:font-size-asian="10pt" style:font-weight-asian="normal" style:font-size-complex="10pt" style:font-weight-complex="normal"/>
    </style:style>
    <style:style style:name="P104" style:family="paragraph" style:parent-style-name="Default_7e_LT_7e_Gliederung_20_1">
      <style:paragraph-properties fo:margin-left="0.3752in" fo:margin-right="0in" fo:margin-top="0.0555in" fo:margin-bottom="0in" style:contextual-spacing="false" fo:text-indent="-0.3752in" style:auto-text-indent="fals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Courier New" fo:font-size="14pt" style:text-underline-style="none" fo:font-weight="bold" style:font-size-asian="14pt" style:font-weight-asian="bold" style:font-size-complex="14pt" style:font-weight-complex="bold"/>
    </style:style>
    <style:style style:name="P105" style:family="paragraph" style:parent-style-name="Default_7e_LT_7e_Gliederung_20_1">
      <style:paragraph-properties fo:margin-left="0.3752in" fo:margin-right="0in" fo:margin-top="0.028in" fo:margin-bottom="0in" style:contextual-spacing="false"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Courier New" fo:font-size="10pt" fo:font-weight="normal" style:font-size-asian="10pt" style:font-weight-asian="normal" style:font-size-complex="10pt" style:font-weight-complex="normal"/>
    </style:style>
    <style:style style:name="P106" style:family="paragraph" style:parent-style-name="Default_7e_LT_7e_Gliederung_20_1">
      <style:paragraph-properties fo:margin-left="0.3752in" fo:margin-right="0in" fo:margin-top="0.0835in" fo:margin-bottom="0in" style:contextual-spacing="false" fo:text-indent="-0.3752in" style:auto-text-indent="fals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Courier New" fo:font-size="10pt" fo:font-weight="normal" style:font-size-asian="10pt" style:font-weight-asian="normal" style:font-size-complex="10pt" style:font-weight-complex="normal"/>
    </style:style>
    <style:style style:name="P107" style:family="paragraph" style:parent-style-name="Default_7e_LT_7e_Gliederung_20_1">
      <style:paragraph-properties fo:margin-left="0.3752in" fo:margin-right="0in" fo:margin-top="0.0835in" fo:margin-bottom="0in" style:contextual-spacing="false" fo:text-indent="-0.3752in" style:auto-text-indent="fals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Courier New" fo:font-size="10pt" fo:font-weight="normal" officeooo:paragraph-rsid="002480c7" style:font-size-asian="10pt" style:font-weight-asian="normal" style:font-size-complex="10pt" style:font-weight-complex="normal"/>
    </style:style>
    <style:style style:name="P108" style:family="paragraph" style:parent-style-name="Default_7e_LT_7e_Gliederung_20_1">
      <style:paragraph-properties fo:margin-left="0.3752in" fo:margin-right="0in" fo:margin-top="0.0835in" fo:margin-bottom="0in" style:contextual-spacing="false" fo:text-indent="-0.3752in" style:auto-text-indent="fals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Arial1" fo:font-size="10pt" fo:font-weight="normal" style:font-size-asian="10pt" style:font-weight-asian="normal" style:font-size-complex="10pt" style:font-weight-complex="normal"/>
    </style:style>
    <style:style style:name="P109" style:family="paragraph" style:parent-style-name="Default_7e_LT_7e_Gliederung_20_1">
      <style:paragraph-properties fo:margin-left="0.3752in" fo:margin-right="0in" fo:margin-top="0in" fo:margin-bottom="0in" style:contextual-spacing="false" fo:text-indent="-0.3752in" style:auto-text-indent="fals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Courier New" fo:font-size="10pt" fo:font-weight="normal" style:font-size-asian="10pt" style:font-weight-asian="normal" style:font-size-complex="10pt" style:font-weight-complex="normal"/>
    </style:style>
    <style:style style:name="P110" style:family="paragraph" style:parent-style-name="Default_7e_LT_7e_Gliederung_20_1">
      <style:paragraph-properties fo:margin-left="0.3752in" fo:margin-right="0in" fo:margin-top="0in" fo:margin-bottom="0in" style:contextual-spacing="false" fo:text-indent="-0.3752in" style:auto-text-indent="fals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Courier New" fo:font-size="10pt" fo:font-weight="normal" officeooo:paragraph-rsid="002480c7" style:font-size-asian="10pt" style:font-weight-asian="normal" style:font-size-complex="10pt" style:font-weight-complex="normal"/>
    </style:style>
    <style:style style:name="P111" style:family="paragraph" style:parent-style-name="Default_7e_LT_7e_Gliederung_20_1">
      <style:paragraph-properties fo:margin-left="0.3752in" fo:margin-right="0in" fo:margin-top="0in" fo:margin-bottom="0in" style:contextual-spacing="false" fo:text-indent="-0.3752in" style:auto-text-indent="fals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Courier New" fo:font-size="10pt" fo:font-weight="normal" officeooo:paragraph-rsid="002c251f" style:font-size-asian="10pt" style:font-weight-asian="normal" style:font-size-complex="10pt" style:font-weight-complex="normal"/>
    </style:style>
    <style:style style:name="P112" style:family="paragraph" style:parent-style-name="Default_7e_LT_7e_Gliederung_20_1">
      <style:paragraph-properties fo:margin-left="0.3752in" fo:margin-right="0in" fo:margin-top="0in" fo:margin-bottom="0in" style:contextual-spacing="false"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Courier New" fo:font-size="10pt" fo:font-weight="normal" style:font-size-asian="10pt" style:font-weight-asian="normal" style:font-size-complex="10pt" style:font-weight-complex="normal"/>
    </style:style>
    <style:style style:name="P113" style:family="paragraph" style:parent-style-name="Default_7e_LT_7e_Gliederung_20_1">
      <style:paragraph-properties fo:margin-left="0.3752in" fo:margin-right="0in" fo:margin-top="0in" fo:margin-bottom="0in" style:contextual-spacing="false"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Courier New" fo:font-size="10pt" fo:font-weight="normal" officeooo:paragraph-rsid="002480c7" style:font-size-asian="10pt" style:font-weight-asian="normal" style:font-size-complex="10pt" style:font-weight-complex="normal"/>
    </style:style>
    <style:style style:name="P114" style:family="paragraph" style:parent-style-name="Default_7e_LT_7e_Gliederung_20_1">
      <style:paragraph-properties fo:margin-left="0.3752in" fo:margin-right="0in" fo:margin-top="0in" fo:margin-bottom="0in" style:contextual-spacing="false" fo:text-indent="-0.3752in" style:auto-text-indent="fals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Courier New" fo:font-size="10pt" fo:font-weight="normal" style:font-size-asian="10pt" style:font-weight-asian="normal" style:font-size-complex="10pt" style:font-weight-complex="normal"/>
    </style:style>
    <style:style style:name="P115" style:family="paragraph" style:parent-style-name="Default_7e_LT_7e_Gliederung_20_1">
      <style:paragraph-properties fo:text-align="start" style:justify-single-word="false"/>
      <style:text-properties fo:color="#000000" loext:opacity="100%" style:font-name="Courier New" fo:font-size="10pt" fo:font-weight="normal" style:font-size-asian="10pt" style:font-weight-asian="normal" style:font-size-complex="10pt" style:font-weight-complex="normal"/>
    </style:style>
    <style:style style:name="P116" style:family="paragraph" style:parent-style-name="Default_7e_LT_7e_Gliederung_20_1">
      <style:paragraph-properties fo:margin-top="0.0693in" fo:margin-bottom="0in" style:contextual-spacing="false">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Courier New" fo:font-size="10pt" fo:font-weight="normal" style:font-size-asian="10pt" style:font-weight-asian="normal" style:font-size-complex="10pt" style:font-weight-complex="normal"/>
    </style:style>
    <style:style style:name="P117" style:family="paragraph" style:parent-style-name="Standard" style:list-style-name="L2">
      <style:paragraph-properties fo:text-align="start" style:justify-single-word="false"/>
    </style:style>
    <style:style style:name="P118" style:family="paragraph" style:parent-style-name="Standard" style:list-style-name="L3">
      <style:paragraph-properties fo:text-align="start" style:justify-single-word="false"/>
    </style:style>
    <style:style style:name="P119" style:family="paragraph" style:parent-style-name="Standard" style:list-style-name="L4">
      <style:paragraph-properties fo:text-align="start" style:justify-single-word="false"/>
    </style:style>
    <style:style style:name="P120" style:family="paragraph" style:parent-style-name="Standard" style:list-style-name="L5">
      <style:paragraph-properties fo:text-align="start" style:justify-single-word="false"/>
      <style:text-properties style:font-name="Arial3" fo:font-size="10pt" fo:font-weight="normal" style:font-size-asian="8.75pt" style:font-weight-asian="normal" style:font-size-complex="10pt" style:font-weight-complex="normal"/>
    </style:style>
    <style:style style:name="P121" style:family="paragraph" style:parent-style-name="Standard" style:list-style-name="L6">
      <style:paragraph-properties fo:text-align="start" style:justify-single-word="false"/>
      <style:text-properties style:font-name="Arial3" fo:font-size="10pt" fo:font-weight="normal" style:font-size-asian="8.75pt" style:font-weight-asian="normal" style:font-size-complex="10pt" style:font-weight-complex="normal"/>
    </style:style>
    <style:style style:name="P122" style:family="paragraph" style:parent-style-name="Standard" style:list-style-name="L5">
      <style:paragraph-properties fo:text-align="start" style:justify-single-word="false"/>
      <style:text-properties style:font-name="Arial3" fo:font-size="10pt" fo:font-weight="normal" officeooo:rsid="002c251f" officeooo:paragraph-rsid="002c251f" style:font-size-asian="8.75pt" style:font-weight-asian="normal" style:font-size-complex="10pt" style:font-weight-complex="normal"/>
    </style:style>
    <style:style style:name="P123" style:family="paragraph" style:parent-style-name="Standard" style:list-style-name="L1">
      <style:paragraph-properties fo:margin-top="0in" fo:margin-bottom="0in" style:contextual-spacing="false"/>
      <style:text-properties style:font-name="Arial3" fo:font-size="10pt" fo:font-weight="normal" style:font-size-asian="8.75pt" style:font-weight-asian="normal" style:font-size-complex="10pt" style:font-weight-complex="normal"/>
    </style:style>
    <style:style style:name="P124" style:family="paragraph">
      <loext:graphic-properties draw:fill="none" draw:fill-color="#ffffff"/>
      <style:paragraph-properties fo:margin-left="0in" fo:margin-right="0in" fo:margin-top="0in" fo:margin-bottom="0in" fo:line-height="100%" fo:text-align="center" fo:text-indent="0in" style:punctuation-wrap="simple" style:line-break="normal"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Arial" fo:font-size="24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style>
    <style:style style:name="P125" style:family="paragraph">
      <loext:graphic-properties draw:fill="none" draw:fill-color="#ffffff" draw:opacity="0%"/>
      <style:paragraph-properties style:writing-mode="lr-tb"/>
      <style:text-properties style:font-name="Arial1" fo:font-size="12pt"/>
    </style:style>
    <style:style style:name="P126" style:family="paragraph">
      <loext:graphic-properties draw:fill="solid" draw:fill-color="#ffffff" draw:opacity="100%"/>
      <style:paragraph-properties style:writing-mode="lr-tb"/>
      <style:text-properties style:font-name="Arial1" fo:font-size="12pt"/>
    </style:style>
    <style:style style:name="P127" style:family="paragraph">
      <style:paragraph-properties fo:margin-left="0in" fo:margin-right="0in" fo:margin-top="0in" fo:margin-bottom="0in" fo:line-height="100%" fo:text-align="start" fo:text-indent="0in" style:punctuation-wrap="simple" style:line-break="normal"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3"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style>
    <style:style style:name="P128" style:family="paragraph">
      <loext:graphic-properties draw:fill="none" draw:fill-color="#009999"/>
      <style:paragraph-properties fo:margin-left="0in" fo:margin-right="0in" fo:margin-top="0in" fo:margin-bottom="0in" fo:line-height="100%" fo:text-align="start" fo:text-indent="0in" style:punctuation-wrap="simple" style:line-break="normal"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3"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style>
    <style:style style:name="P129" style:family="paragraph">
      <style:paragraph-properties fo:margin-left="0in" fo:margin-right="0in" fo:margin-top="0in" fo:margin-bottom="0in" fo:line-height="100%" fo:text-align="start" fo:text-indent="0in" style:punctuation-wrap="simple" style:line-break="normal"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1"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style>
    <style:style style:name="P130" style:family="paragraph">
      <loext:graphic-properties draw:fill="none" draw:fill-color="#009999"/>
      <style:paragraph-properties fo:margin-left="0in" fo:margin-right="0in" fo:margin-top="0in" fo:margin-bottom="0in" fo:line-height="100%" fo:text-align="start" fo:text-indent="0in" style:punctuation-wrap="simple" style:line-break="normal"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1"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style>
    <style:style style:name="P131" style:family="paragraph">
      <style:paragraph-properties fo:margin-left="0in" fo:margin-right="0in" fo:margin-top="0in" fo:margin-bottom="0in" fo:line-height="100%" fo:text-align="start" fo:text-indent="0in" style:punctuation-wrap="simple" style:line-break="normal"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1"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font-relief="none"/>
    </style:style>
    <style:style style:name="P132" style:family="paragraph">
      <loext:graphic-properties draw:fill="none" draw:fill-color="#009999"/>
      <style:paragraph-properties fo:margin-left="0in" fo:margin-right="0in" fo:margin-top="0in" fo:margin-bottom="0in" fo:line-height="100%" fo:text-align="start" fo:text-indent="0in" style:punctuation-wrap="simple" style:line-break="normal"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1"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font-relief="none"/>
    </style:style>
    <style:style style:name="P133" style:family="paragraph">
      <style:paragraph-properties fo:margin-left="0in" fo:margin-right="0in" fo:margin-top="0in" fo:margin-bottom="0in" fo:line-height="100%" fo:text-align="start" fo:text-indent="0in" style:punctuation-wrap="simple" style:line-break="normal" style:writing-mode="lr-tb">
        <style:tab-stops>
          <style:tab-stop style:position="0in"/>
          <style:tab-stop style:position="0.3213in"/>
          <style:tab-stop style:position="0.6429in"/>
          <style:tab-stop style:position="0.9642in"/>
          <style:tab-stop style:position="1.2858in"/>
          <style:tab-stop style:position="1.6071in"/>
          <style:tab-stop style:position="1.9283in"/>
          <style:tab-stop style:position="2.25in"/>
          <style:tab-stop style:position="2.5713in"/>
          <style:tab-stop style:position="2.8925in"/>
          <style:tab-stop style:position="3.2142in"/>
          <style:tab-stop style:position="3.5354in"/>
        </style:tab-stops>
      </style:paragraph-properties>
      <style:text-properties fo:color="#000000" loext:opacity="100%" style:text-outline="false" style:text-line-through-style="none" style:text-line-through-type="none" style:text-position="0% 100%" style:font-name="Arial"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font-relief="none"/>
    </style:style>
    <style:style style:name="P134" style:family="paragraph">
      <loext:graphic-properties draw:fill="solid" draw:fill-color="#ffffff"/>
      <style:paragraph-properties fo:margin-left="0in" fo:margin-right="0in" fo:margin-top="0in" fo:margin-bottom="0in" fo:line-height="100%" fo:text-align="start" fo:text-indent="0in" style:punctuation-wrap="simple" style:line-break="normal" style:writing-mode="lr-tb" style:font-independent-line-spacing="true">
        <style:tab-stops>
          <style:tab-stop style:position="0in"/>
          <style:tab-stop style:position="0.3213in"/>
          <style:tab-stop style:position="0.6429in"/>
          <style:tab-stop style:position="0.9642in"/>
          <style:tab-stop style:position="1.2858in"/>
          <style:tab-stop style:position="1.6071in"/>
          <style:tab-stop style:position="1.9283in"/>
          <style:tab-stop style:position="2.25in"/>
          <style:tab-stop style:position="2.5713in"/>
          <style:tab-stop style:position="2.8925in"/>
          <style:tab-stop style:position="3.2142in"/>
          <style:tab-stop style:position="3.5354in"/>
        </style:tab-stops>
      </style:paragraph-properties>
      <style:text-properties fo:color="#000000" loext:opacity="100%" style:text-outline="false" style:text-line-through-style="none" style:text-line-through-type="none" style:text-position="0% 100%" style:font-name="Arial"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font-relief="none"/>
    </style:style>
    <style:style style:name="P135" style:family="paragraph">
      <style:paragraph-properties fo:margin-left="0in" fo:margin-right="0in" fo:margin-top="0in" fo:margin-bottom="0in" fo:line-height="100%" fo:text-align="start" fo:text-indent="0in" style:punctuation-wrap="simple" style:line-break="normal"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3"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font-relief="none"/>
    </style:style>
    <style:style style:name="P136" style:family="paragraph">
      <loext:graphic-properties draw:fill="solid" draw:fill-color="#ffffff"/>
      <style:paragraph-properties fo:margin-left="0in" fo:margin-right="0in" fo:margin-top="0in" fo:margin-bottom="0in" fo:line-height="100%" fo:text-align="start" fo:text-indent="0in" style:punctuation-wrap="simple" style:line-break="normal"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3"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font-relief="none"/>
    </style:style>
    <style:style style:name="T1" style:family="text">
      <style:text-properties fo:font-size="10pt" fo:font-weight="normal" style:font-size-asian="8.75pt" style:font-weight-asian="normal" style:font-size-complex="10pt" style:font-weight-complex="normal"/>
    </style:style>
    <style:style style:name="T2" style:family="text">
      <style:text-properties fo:font-size="10pt" fo:font-weight="normal" officeooo:rsid="0022eaf8" style:font-size-asian="8.75pt" style:font-weight-asian="normal" style:font-size-complex="10pt" style:font-weight-complex="normal"/>
    </style:style>
    <style:style style:name="T3" style:family="text">
      <style:text-properties fo:font-size="10pt" fo:font-weight="normal" officeooo:rsid="00295b13" style:font-size-asian="8.75pt" style:font-weight-asian="normal" style:font-size-complex="10pt" style:font-weight-complex="normal"/>
    </style:style>
    <style:style style:name="T4" style:family="text">
      <style:text-properties fo:color="#000000" loext:opacity="100%"/>
    </style:style>
    <style:style style:name="T5" style:family="text">
      <style:text-properties fo:color="#000000" loext:opacity="100%" fo:font-size="14pt" style:text-underline-style="none" fo:font-weight="bold" style:font-size-asian="14pt" style:font-weight-asian="bold" style:font-size-complex="14pt" style:font-weight-complex="bold"/>
    </style:style>
    <style:style style:name="T6" style:family="text">
      <style:text-properties fo:color="#000000" loext:opacity="100%" fo:font-size="14pt" fo:font-weight="bold" style:font-size-asian="14pt" style:font-weight-asian="bold" style:font-size-complex="14pt" style:font-weight-complex="bold"/>
    </style:style>
    <style:style style:name="T7" style:family="text">
      <style:text-properties fo:color="#000000" loext:opacity="100%" style:text-underline-style="none"/>
    </style:style>
    <style:style style:name="T8" style:family="text">
      <style:text-properties fo:color="#000000" loext:opacity="100%" style:text-underline-style="none" fo:font-weight="bold" style:font-weight-asian="bold" style:font-weight-complex="bold"/>
    </style:style>
    <style:style style:name="T9" style:family="text">
      <style:text-properties fo:color="#ff0000" loext:opacity="100%" fo:font-size="16pt" fo:font-weight="bold" officeooo:rsid="0034b994" style:font-size-asian="16pt" style:font-weight-asian="bold" style:font-size-complex="16pt" style:font-weight-complex="bold"/>
    </style:style>
    <style:style style:name="T10" style:family="text">
      <style:text-properties style:font-name="Courier New"/>
    </style:style>
    <style:style style:name="T11" style:family="text">
      <style:text-properties style:font-name="Courier New" fo:font-size="10pt" fo:font-weight="normal" style:font-size-asian="8.75pt" style:font-weight-asian="normal" style:font-size-complex="10pt" style:font-weight-complex="normal"/>
    </style:style>
    <style:style style:name="T12" style:family="text">
      <style:text-properties style:font-name="Courier New" fo:font-weight="bold" style:font-weight-asian="bold" style:font-weight-complex="bold"/>
    </style:style>
    <style:style style:name="T13" style:family="text">
      <style:text-properties style:font-name="Courier New" fo:font-weight="bold" officeooo:rsid="00315375" style:font-weight-asian="bold" style:font-weight-complex="bold"/>
    </style:style>
    <style:style style:name="T14" style:family="text">
      <style:text-properties style:font-name="Courier New" fo:font-weight="bold" officeooo:rsid="00315b55" style:font-weight-asian="bold" style:font-weight-complex="bold"/>
    </style:style>
    <style:style style:name="T15" style:family="text">
      <style:text-properties style:font-name="Courier New" fo:font-weight="bold" officeooo:rsid="0032a68e" style:font-weight-asian="bold" style:font-weight-complex="bold"/>
    </style:style>
    <style:style style:name="T16" style:family="text">
      <style:text-properties style:font-name="Courier New" fo:font-weight="bold" officeooo:rsid="0033e91d" style:font-weight-asian="bold" style:font-weight-complex="bold"/>
    </style:style>
    <style:style style:name="T17" style:family="text">
      <style:text-properties style:font-name="Courier New" fo:font-weight="bold" officeooo:rsid="0034b994" style:font-weight-asian="bold" style:font-weight-complex="bold"/>
    </style:style>
    <style:style style:name="T18" style:family="text">
      <style:text-properties style:font-name="Courier New" fo:font-weight="bold" officeooo:rsid="00353160" style:font-weight-asian="bold" style:font-weight-complex="bold"/>
    </style:style>
    <style:style style:name="T19" style:family="text">
      <style:text-properties style:font-name="Courier New" fo:font-weight="bold" officeooo:rsid="003680e3" style:font-weight-asian="bold" style:font-weight-complex="bold"/>
    </style:style>
    <style:style style:name="T20" style:family="text">
      <style:text-properties style:font-name="Courier New" fo:font-size="16pt" fo:font-weight="bold" style:font-size-asian="16pt" style:font-weight-asian="bold" style:font-size-complex="16pt" style:font-weight-complex="bold"/>
    </style:style>
    <style:style style:name="T21" style:family="text">
      <style:text-properties style:font-name="Courier New" officeooo:rsid="0023bdb1"/>
    </style:style>
    <style:style style:name="T22" style:family="text">
      <style:text-properties style:font-name="Courier New" officeooo:rsid="002480c7"/>
    </style:style>
    <style:style style:name="T23" style:family="text">
      <style:text-properties style:font-name="Arial3" fo:font-size="14pt" fo:font-weight="bold" style:font-size-asian="14pt" style:font-weight-asian="bold" style:font-size-complex="14pt" style:font-weight-complex="bold"/>
    </style:style>
    <style:style style:name="T24" style:family="text">
      <style:text-properties style:font-name="Arial3" fo:font-size="10pt" fo:font-weight="normal" style:font-size-asian="8.75pt" style:font-weight-asian="normal" style:font-size-complex="10pt" style:font-weight-complex="normal"/>
    </style:style>
    <style:style style:name="T25" style:family="text">
      <style:text-properties style:font-name="Arial3" fo:font-size="10pt" fo:font-weight="normal" officeooo:rsid="002c251f" style:font-size-asian="8.75pt" style:font-weight-asian="normal" style:font-size-complex="10pt" style:font-weight-complex="normal"/>
    </style:style>
    <style:style style:name="T26" style:family="text">
      <style:text-properties style:font-name="Arial3" fo:font-size="10pt" fo:font-weight="normal" officeooo:rsid="003c5584" style:font-size-asian="8.75pt" style:font-weight-asian="normal" style:font-size-complex="10pt" style:font-weight-complex="normal"/>
    </style:style>
    <style:style style:name="T27" style:family="text">
      <style:text-properties fo:font-weight="bold" style:font-weight-asian="bold" style:font-weight-complex="bold"/>
    </style:style>
    <style:style style:name="T28" style:family="text">
      <style:text-properties fo:font-weight="bold" officeooo:rsid="0022eaf8" style:font-weight-asian="bold" style:font-weight-complex="bold"/>
    </style:style>
    <style:style style:name="T29" style:family="text">
      <style:text-properties fo:font-weight="bold" officeooo:rsid="0032a68e" style:font-weight-asian="bold" style:font-weight-complex="bold"/>
    </style:style>
    <style:style style:name="T30" style:family="text">
      <style:text-properties fo:font-weight="bold" officeooo:rsid="0023bdb1" style:font-weight-asian="bold" style:font-weight-complex="bold"/>
    </style:style>
    <style:style style:name="T31" style:family="text">
      <style:text-properties officeooo:rsid="002186bd"/>
    </style:style>
    <style:style style:name="T32" style:family="text">
      <style:text-properties style:use-window-font-color="true" loext:opacity="0%" fo:font-size="16pt" style:text-underline-style="none" fo:font-weight="bold" style:font-size-asian="16pt" style:font-weight-asian="bold" style:font-size-complex="16pt" style:font-weight-complex="bold"/>
    </style:style>
    <style:style style:name="T33" style:family="text">
      <style:text-properties fo:font-size="16pt" fo:font-weight="bold" style:font-size-asian="16pt" style:font-weight-asian="bold" style:font-size-complex="16pt" style:font-weight-complex="bold"/>
    </style:style>
    <style:style style:name="T34" style:family="text">
      <style:text-properties officeooo:rsid="0022eaf8"/>
    </style:style>
    <style:style style:name="T35" style:family="text">
      <style:text-properties officeooo:rsid="002480c7"/>
    </style:style>
    <style:style style:name="T36" style:family="text">
      <style:text-properties officeooo:rsid="0026c8a8"/>
    </style:style>
    <style:style style:name="T37" style:family="text">
      <style:text-properties style:font-name="Arial1"/>
    </style:style>
    <style:style style:name="T38" style:family="text">
      <style:text-properties style:font-name="Arial1" officeooo:rsid="002480c7"/>
    </style:style>
    <style:style style:name="T39" style:family="text">
      <style:text-properties style:font-name="Arial1" fo:font-weight="bold" officeooo:rsid="00353160" style:font-weight-asian="bold" style:font-weight-complex="bold"/>
    </style:style>
    <style:style style:name="T40" style:family="text">
      <style:text-properties style:font-name="Arial1" officeooo:rsid="003680e3"/>
    </style:style>
    <style:style style:name="T41" style:family="text">
      <style:text-properties style:font-name="Arial1" officeooo:rsid="00353160"/>
    </style:style>
    <style:style style:name="T42" style:family="text">
      <style:text-properties officeooo:rsid="00295b13"/>
    </style:style>
    <style:style style:name="T43" style:family="text">
      <style:text-properties officeooo:rsid="002c251f"/>
    </style:style>
    <style:style style:name="T44" style:family="text">
      <style:text-properties officeooo:rsid="00315375"/>
    </style:style>
    <style:style style:name="T45" style:family="text">
      <style:text-properties fo:font-weight="normal" style:font-weight-asian="normal" style:font-weight-complex="normal"/>
    </style:style>
    <style:style style:name="T46" style:family="text">
      <style:text-properties fo:font-weight="normal" officeooo:rsid="00315375" style:font-weight-asian="normal" style:font-weight-complex="normal"/>
    </style:style>
    <style:style style:name="T47" style:family="text">
      <style:text-properties fo:font-weight="normal" officeooo:rsid="00315b55" style:font-weight-asian="normal" style:font-weight-complex="normal"/>
    </style:style>
    <style:style style:name="T48" style:family="text">
      <style:text-properties fo:font-weight="normal" officeooo:rsid="0032a68e" style:font-weight-asian="normal" style:font-weight-complex="normal"/>
    </style:style>
    <style:style style:name="T49" style:family="text">
      <style:text-properties officeooo:rsid="00315b55"/>
    </style:style>
    <style:style style:name="T50" style:family="text">
      <style:text-properties officeooo:rsid="0032a68e"/>
    </style:style>
    <style:style style:name="T51" style:family="text">
      <style:text-properties officeooo:rsid="0033e91d"/>
    </style:style>
    <style:style style:name="T52" style:family="text">
      <style:text-properties officeooo:rsid="0034b994"/>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officeooo:rsid="00353160"/>
    </style:style>
    <style:style style:name="T55" style:family="text">
      <style:text-properties officeooo:rsid="003680e3"/>
    </style:style>
    <style:style style:name="T56" style:family="text">
      <style:text-properties officeooo:rsid="003828c2"/>
    </style:style>
    <style:style style:name="T57" style:family="text">
      <style:text-properties officeooo:rsid="0023bdb1"/>
    </style:style>
    <style:style style:name="T58" style:family="text">
      <style:text-properties officeooo:rsid="0039f418"/>
    </style:style>
    <style:style style:name="T59" style:family="text">
      <style:text-properties officeooo:rsid="003aadb4"/>
    </style:style>
    <style:style style:name="T60" style:family="text">
      <style:text-properties officeooo:rsid="003c5584"/>
    </style:style>
    <style:style style:name="T61" style:family="text">
      <style:text-properties officeooo:rsid="003d17a2"/>
    </style:style>
    <style:style style:name="T62" style:family="text">
      <style:text-properties officeooo:rsid="0043274a"/>
    </style:style>
    <style:style style:name="T63" style:family="text">
      <style:text-properties officeooo:rsid="0044c02b"/>
    </style:style>
    <style:style style:name="T64" style:family="text">
      <style:text-properties officeooo:rsid="00455b81"/>
    </style:style>
    <style:style style:name="T65" style:family="text">
      <style:text-properties style:font-name="Arial1" fo:font-size="12pt"/>
    </style:style>
    <style:style style:name="T66" style:family="text">
      <style:text-properties style:font-name="Courier New" fo:font-size="12pt"/>
    </style:style>
    <style:style style:name="T67" style:family="text">
      <style:text-properties fo:color="#000000" loext:opacity="100%" style:text-outline="false" style:text-line-through-style="none" style:text-line-through-type="none" style:text-position="0% 100%" style:font-name="Arial3"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font-relief="none"/>
    </style:style>
    <style:style style:name="T68" style:family="text">
      <style:text-properties fo:color="#000000" loext:opacity="100%" style:text-outline="false" style:text-line-through-style="none" style:text-line-through-type="none" style:text-position="0% 100%" style:font-name="Arial3"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style>
    <style:style style:name="T69" style:family="text">
      <style:text-properties fo:color="#ff3300" loext:opacity="100%" style:text-outline="false" style:text-line-through-style="none" style:text-line-through-type="none" style:text-position="0% 100%" style:font-name="Arial3" fo:font-size="10pt" fo:font-style="normal" fo:text-shadow="none" style:text-underline-style="solid" style:text-underline-width="auto" style:text-underline-color="font-color" fo:font-weight="bold" style:font-name-asian="Arial" style:font-size-asian="10pt" style:font-style-asian="normal" style:font-weight-asian="bold" style:font-name-complex="Arial" style:font-size-complex="10pt" style:font-style-complex="normal" style:font-weight-complex="bold" style:text-emphasize="none" style:font-relief="none"/>
    </style:style>
    <style:style style:name="T70" style:family="text">
      <style:text-properties fo:color="#000000" loext:opacity="100%" style:text-outline="false" style:text-line-through-style="none" style:text-line-through-type="none" style:text-position="0% 100%" style:font-name="Arial1"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style>
    <style:style style:name="T71" style:family="text">
      <style:text-properties fo:color="#000000" loext:opacity="100%" style:text-outline="false" style:text-line-through-style="none" style:text-line-through-type="none" style:text-position="0% 100%" style:font-name="Arial1"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font-relief="none"/>
    </style:style>
    <style:style style:name="T72" style:family="text">
      <style:text-properties fo:color="#000000" loext:opacity="100%" style:text-outline="false" style:text-line-through-style="none" style:text-line-through-type="none" style:text-position="0% 100%" style:font-name="Courier New"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font-relief="none"/>
    </style:style>
    <style:style style:name="T73" style:family="text">
      <style:text-properties fo:color="#000000" loext:opacity="100%" style:text-outline="false" style:text-line-through-style="none" style:text-line-through-type="none" style:text-position="0% 100%" style:font-name="Arial1"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font-relief="none"/>
    </style:style>
    <style:style style:name="T74" style:family="text">
      <style:text-properties fo:color="#000000" loext:opacity="100%" style:text-outline="false" style:text-line-through-style="none" style:text-line-through-type="none" style:text-position="0% 100%" style:font-name="Arial3" fo:font-size="10pt" fo:language="en" fo:country="US"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font-relief="none"/>
    </style:style>
    <style:style style:name="T75" style:family="text">
      <style:text-properties fo:color="#000000" loext:opacity="100%" style:text-outline="false" style:text-line-through-style="none" style:text-line-through-type="none" style:text-position="0% 100%" style:font-name="Courier New" fo:font-size="10pt" fo:language="en" fo:country="US"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font-relief="none"/>
    </style:style>
    <style:style style:name="T76" style:family="text">
      <style:text-properties fo:color="#000000" loext:opacity="100%" style:text-outline="false" style:text-line-through-style="none" style:text-line-through-type="none" style:text-position="0% 100%" style:font-name="Arial3"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text-emphasize="none" style:font-relief="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201in" svg:stroke-color="#ff3333" draw:marker-start="" draw:marker-start-width="0.0654in" draw:marker-start-center="false" draw:marker-end="Arrow" draw:marker-end-width="0.1138in" draw:marker-end-center="false" draw:stroke-linejoin="miter" draw:fill="none" draw:fill-color="#ffffff" draw:textarea-horizontal-align="left" draw:textarea-vertical-align="top" draw:auto-grow-height="false" fo:padding-top="0.0339in" fo:padding-bottom="0.0339in" fo:padding-left="0.0811in" fo:padding-right="0.0811in" fo:wrap-option="wrap" draw:shadow="hidden" draw:shadow-offset-x="0.1181in" draw:shadow-offset-y="0.1181in" draw:shadow-color="#0000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402in" svg:stroke-color="#ff3333" draw:marker-start-width="0.261in" draw:marker-end-width="0.261in" draw:fill="none" draw:fill-color="#ffffff" draw:opacity="0%" fo:min-height="0.4161in" fo:padding-top="0.0799in" fo:padding-bottom="0.0799in" fo:padding-left="0.0799in" fo:padding-right="0.0799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02in" svg:stroke-color="#ff3333" draw:marker-start-width="0.261in" draw:marker-end-width="0.261in" draw:fill="solid" draw:fill-color="#ffffff" draw:opacity="100%" fo:min-height="0.4134in" fo:padding-top="0.0799in" fo:padding-bottom="0.0799in" fo:padding-left="0.0799in" fo:padding-right="0.0799in" draw:shadow-offset-x="0.1201in" draw:shadow-offset-y="0.1201in" draw:shadow-opacity="1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402in" svg:stroke-color="#ff0000" draw:marker-start="" draw:marker-start-width="0.0953in" draw:marker-start-center="false" draw:marker-end="Arrow" draw:marker-end-width="0.1437in" draw:marker-end-center="false" draw:stroke-linejoin="miter" draw:fill="none" draw:fill-color="#ffffff" draw:textarea-horizontal-align="left" draw:textarea-vertical-align="top" draw:auto-grow-height="false" fo:padding-top="0.0437in" fo:padding-bottom="0.0437in" fo:padding-left="0.0909in" fo:padding-right="0.0909in" fo:wrap-option="wrap" draw:shadow="hidden" draw:shadow-offset-x="0.1181in" draw:shadow-offset-y="0.1181in" draw:shadow-color="#0000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402in" svg:stroke-color="#ff0000" draw:marker-start="" draw:marker-start-width="0.0953in" draw:marker-start-center="false" draw:marker-end="" draw:marker-end-width="0.0953in" draw:marker-end-center="false" draw:stroke-linejoin="miter" draw:fill="none" draw:fill-color="#009999" draw:textarea-horizontal-align="justify" draw:textarea-vertical-align="top" draw:auto-grow-height="true" fo:min-height="0in" fo:min-width="0in" fo:padding-top="0.0429in" fo:padding-bottom="0.0429in" fo:padding-left="0.0929in" fo:padding-right="0.0929in" fo:wrap-option="no-wrap" draw:shadow="hidden" draw:shadow-offset-x="0.1181in" draw:shadow-offset-y="0.1181in" draw:shadow-color="#0000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555in" svg:stroke-color="#ff3300" draw:marker-start="" draw:marker-start-width="0.1181in" draw:marker-start-center="false" draw:marker-end="" draw:marker-end-width="0.1181in" draw:marker-end-center="false" draw:stroke-linejoin="miter" draw:fill="none" draw:fill-color="#009999" draw:textarea-horizontal-align="justify" draw:textarea-vertical-align="top" draw:auto-grow-height="true" fo:min-height="0in" fo:min-width="0in" fo:padding-top="0.0508in" fo:padding-bottom="0.0508in" fo:padding-left="0.1008in" fo:padding-right="0.1008in" fo:wrap-option="no-wrap" draw:shadow="hidden" draw:shadow-offset-x="0.1181in" draw:shadow-offset-y="0.1181in" draw:shadow-color="#0000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0402in" svg:stroke-color="#ff0000" draw:marker-start="" draw:marker-start-width="0.0953in" draw:marker-start-center="false" draw:marker-end="Arrow" draw:marker-end-width="0.1272in" draw:marker-end-center="false" draw:stroke-linejoin="miter" draw:fill="none" draw:fill-color="#ffffff" draw:textarea-horizontal-align="left" draw:textarea-vertical-align="top" draw:auto-grow-height="false" fo:padding-top="0.0437in" fo:padding-bottom="0.0437in" fo:padding-left="0.0909in" fo:padding-right="0.0909in" fo:wrap-option="wrap" draw:shadow="hidden" draw:shadow-offset-x="0.1181in" draw:shadow-offset-y="0.1181in" draw:shadow-color="#0000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402in" svg:stroke-color="#ff0000" draw:marker-start="" draw:marker-start-width="0.0953in" draw:marker-start-center="false" draw:marker-end="" draw:marker-end-width="0.0953in" draw:marker-end-center="false" draw:stroke-linejoin="miter" draw:fill="solid" draw:fill-color="#ffffff" draw:textarea-horizontal-align="justify" draw:textarea-vertical-align="top" draw:auto-grow-height="true" fo:min-height="0in" fo:min-width="0in" fo:padding-top="0.0429in" fo:padding-bottom="0.0429in" fo:padding-left="0.0929in" fo:padding-right="0.0929in" fo:wrap-option="wrap" draw:shadow="hidden" draw:shadow-offset-x="0.1181in" draw:shadow-offset-y="0.1181in" draw:shadow-color="#0000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0402in" svg:stroke-color="#ff0000" draw:marker-start="" draw:marker-start-width="0.0953in" draw:marker-start-center="false" draw:marker-end="" draw:marker-end-width="0.0953in" draw:marker-end-center="false" draw:stroke-linejoin="miter" draw:fill="solid" draw:fill-color="#ffffff" draw:textarea-horizontal-align="justify" draw:textarea-vertical-align="top" draw:auto-grow-height="true" fo:min-height="0in" fo:min-width="0in" fo:padding-top="0.0429in" fo:padding-bottom="0.0429in" fo:padding-left="0.0929in" fo:padding-right="0.0929in" fo:wrap-option="no-wrap" draw:shadow="hidden" draw:shadow-offset-x="0.1181in" draw:shadow-offset-y="0.1181in" draw:shadow-color="#0000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2. Class Templates</text:p>
      <text:p text:style-name="P3"/>
      <text:p text:style-name="P4"/>
      <text:p text:style-name="P7">Objectives</text:p>
      <text:p text:style-name="P5"/>
      <text:list xml:id="list2683468313" text:style-name="L1">
        <text:list-item>
          <text:p text:style-name="P123">Write class templates</text:p>
        </text:list-item>
        <text:list-item>
          <text:p text:style-name="P123">Instantiate classes from class templates</text:p>
        </text:list-item>
      </text:list>
      <text:p text:style-name="P8">The problem</text:p>
      <text:p text:style-name="P3"/>
      <text:p text:style-name="P5">What if we want to have a class where the only instance variable is an integer, and then we <text:span text:style-name="T42">w</text:span>ant another where the only instance variable is a character?</text:p>
      <text:p text:style-name="P5"/>
      <text:p text:style-name="P5">They both have the same kind of “behavior”. The constructor sets the value of the instance variable and there are get and set methods. <text:span text:style-name="T42">Here’s an example. Make sure you run it.</text:span></text:p>
      <table:table table:name="Table1" table:style-name="Table1">
        <table:table-column table:style-name="Table1.A"/>
        <table:table-row table:style-name="TableLine2156071942880">
          <table:table-cell table:style-name="Table1.A1" office:value-type="string">
            <text:p text:style-name="P54">class Int </text:p>
            <text:p text:style-name="P54">{</text:p>
            <text:p text:style-name="P54">public:</text:p>
            <text:p text:style-name="P54"><text:s text:c="4"/>Int(int x0)</text:p>
            <text:p text:style-name="P54"><text:s text:c="8"/>: x(x0) </text:p>
            <text:p text:style-name="P54"><text:s text:c="4"/>{}</text:p>
            <text:p text:style-name="P54"><text:s text:c="4"/>int get() const { return x; }</text:p>
            <text:p text:style-name="P54"><text:s text:c="4"/>void set(int x0) { x_ = x0; }</text:p>
            <text:p text:style-name="P54">private:</text:p>
            <text:p text:style-name="P54"><text:s/>int x;</text:p>
            <text:p text:style-name="P54">};</text:p>
            <text:p text:style-name="P54"/>
            <text:p text:style-name="P54">class Char</text:p>
            <text:p text:style-name="P54">{</text:p>
            <text:p text:style-name="P54">public:</text:p>
            <text:p text:style-name="P54"><text:s text:c="4"/>Char(char x0): x(x0) {}</text:p>
            <text:p text:style-name="P54"><text:s text:c="4"/>char get() const { return x; }</text:p>
            <text:p text:style-name="P54"><text:s text:c="4"/>void set(char x0) { x = x0; }</text:p>
            <text:p text:style-name="P54">private:</text:p>
            <text:p text:style-name="P54"><text:s text:c="4"/>char x;</text:p>
            <text:p text:style-name="P54">};</text:p>
            <text:p text:style-name="P15"/>
            <text:p text:style-name="P54"/>
          </table:table-cell>
        </table:table-row>
      </table:table>
      <text:p text:style-name="P3"/>
      <text:p text:style-name="P5">The test code is:</text:p>
      <table:table table:name="Table2" table:style-name="Table2">
        <table:table-column table:style-name="Table2.A"/>
        <table:table-row table:style-name="TableLine2156071943152">
          <table:table-cell table:style-name="Table2.A1" office:value-type="string">
            <text:p text:style-name="P54">int main()</text:p>
            <text:p text:style-name="P54">{</text:p>
            <text:p text:style-name="P54"><text:s text:c="4"/>Int d(5);</text:p>
            <text:p text:style-name="P54"><text:s text:c="4"/>Char e('a');</text:p>
            <text:p text:style-name="P54"><text:s text:c="4"/>std::cout &lt;&lt; d.get() &lt;&lt; ' ' </text:p>
            <text:p text:style-name="P54"><text:s text:c="14"/>&lt;&lt; e.get() &lt;&lt; '\n';</text:p>
            <text:p text:style-name="P54"><text:s text:c="4"/>return 0;</text:p>
            <text:p text:style-name="P54">}</text:p>
          </table:table-cell>
        </table:table-row>
      </table:table>
      <text:p text:style-name="P3"/>
      <text:p text:style-name="P5">Note that the two classes are very similar. In fact, within the class the only difference is the type associated with the instance variable.</text:p>
      <table:table table:name="Table3" table:style-name="Table3">
        <table:table-column table:style-name="Table3.A"/>
        <table:table-row table:style-name="TableLine2156071944784">
          <table:table-cell table:style-name="Table3.A1" office:value-type="string">
            <text:p text:style-name="P54">class Int </text:p>
            <text:p text:style-name="P54">{</text:p>
            <text:p text:style-name="P54">public:</text:p>
            <text:p text:style-name="P15"><text:span text:style-name="T4"><text:s text:c="4"/>Int(</text:span><text:span text:style-name="T5">int</text:span><text:span text:style-name="T4"> x0)</text:span></text:p>
            <text:p text:style-name="P54"><text:s text:c="8"/>: x(x0) </text:p>
            <text:p text:style-name="P54"><text:soft-page-break/><text:s text:c="4"/>{}</text:p>
            <text:p text:style-name="P15"><text:span text:style-name="T4"><text:s text:c="4"/></text:span><text:span text:style-name="T6">int</text:span><text:span text:style-name="T4"> get() const { return x; }</text:span></text:p>
            <text:p text:style-name="P15"><text:span text:style-name="T4"><text:s text:c="4"/>void set(</text:span><text:span text:style-name="T6">int</text:span><text:span text:style-name="T4"> x0) { x_ = x0; }</text:span></text:p>
            <text:p text:style-name="P54">private:</text:p>
            <text:p text:style-name="P15"><text:span text:style-name="T4"><text:s text:c="4"/></text:span><text:span text:style-name="T6">int</text:span><text:span text:style-name="T4"> x;</text:span></text:p>
            <text:p text:style-name="P54">};</text:p>
            <text:p text:style-name="P54"/>
            <text:p text:style-name="P54">class Char</text:p>
            <text:p text:style-name="P54">{</text:p>
            <text:p text:style-name="P54">public:</text:p>
            <text:p text:style-name="P15"><text:span text:style-name="T4"><text:s text:c="4"/>Char(</text:span><text:span text:style-name="T6">char</text:span><text:span text:style-name="T4"> x0): x(x0) {}</text:span></text:p>
            <text:p text:style-name="P15"><text:span text:style-name="T4"><text:s text:c="4"/></text:span><text:span text:style-name="T6">char</text:span><text:span text:style-name="T4"> get() const { return x; }</text:span></text:p>
            <text:p text:style-name="P15"><text:span text:style-name="T4"><text:s text:c="4"/>void set(</text:span><text:span text:style-name="T6">char</text:span><text:span text:style-name="T4"> x0) { x = x0; }</text:span></text:p>
            <text:p text:style-name="P54">private:</text:p>
            <text:p text:style-name="P15"><text:span text:style-name="T4"><text:s text:c="4"/></text:span><text:span text:style-name="T6">char</text:span><text:span text:style-name="T4"> x;</text:span></text:p>
            <text:p text:style-name="P54">};</text:p>
          </table:table-cell>
        </table:table-row>
      </table:table>
      <text:p text:style-name="P59"/>
      <text:p text:style-name="P60">What a pain to type two chunks of code which are almost the same. It’s like typing unrolled for-loops!</text:p>
      <text:p text:style-name="Standard"/>
      <text:p text:style-name="P61">Class templates</text:p>
      <text:p text:style-name="P19"/>
      <text:p text:style-name="P56">Now we allow types to vary.</text:p>
      <text:p text:style-name="P19"/>
      <text:p text:style-name="P20">Generic Programming<text:span text:style-name="T1"> </text:span><text:span text:style-name="T2">refers to the style of programming</text:span><text:span text:style-name="T1"> using parameters for types.</text:span></text:p>
      <text:p text:style-name="P20"/>
      <table:table table:name="Table4" table:style-name="Table4">
        <table:table-column table:style-name="Table4.A"/>
        <table:table-row table:style-name="TableLine2156071946416">
          <table:table-cell table:style-name="Table4.A1" office:value-type="string">
            <text:p text:style-name="P54"><draw:custom-shape text:anchor-type="paragraph" draw:z-index="0" draw:name="Shape1" draw:style-name="gr9" draw:text-style-name="P136" svg:width="2.1724in" svg:height="0.5205in" svg:x="3.2929in" svg:y="0.0035in"><text:p text:style-name="P135"><text:span text:style-name="T72">D</text:span><text:span text:style-name="T67"> is called a class template,</text:span></text:p><text:p text:style-name="P135"><text:span text:style-name="T72">T</text:span><text:span text:style-name="T67"> is a </text:span><text:span text:style-name="T76">type argument.</text:span></text:p><draw:enhanced-geometry svg:viewBox="0 0 21600 21600" draw:type="rectangle" draw:enhanced-path="M 0 0 L 21600 0 21600 21600 0 21600 0 0 Z N"/></draw:custom-shape><text:span text:style-name="T61">t</text:span>emplate&lt; typename <text:span text:style-name="T35">T</text:span> &gt; </text:p>
            <text:p text:style-name="P54">class D {</text:p>
            <text:p text:style-name="P54">public:<text:tab/></text:p>
            <text:p text:style-name="P54"><text:s text:c="4"/>D(){}</text:p>
            <text:p text:style-name="P54"><text:s text:c="4"/>D(<text:span text:style-name="T35">T</text:span> c) : x(c) {}</text:p>
            <text:p text:style-name="P54"><text:s text:c="4"/><text:span text:style-name="T35">T</text:span> get() const { return x; }</text:p>
            <text:p text:style-name="P54"><text:s text:c="4"/>void set(const <text:span text:style-name="T35">T</text:span> &amp; c) { x = c; }</text:p>
            <text:p text:style-name="P54">private:</text:p>
            <text:p text:style-name="P54"><text:s text:c="4"/><text:span text:style-name="T35">T</text:span> x;</text:p>
            <text:p text:style-name="P54"><draw:custom-shape text:anchor-type="paragraph" draw:z-index="1" draw:name="Shape2" draw:style-name="gr9" draw:text-style-name="P136" svg:width="2.228in" svg:height="0.4205in" svg:x="4.5071in" svg:y="0.0429in"><text:p text:style-name="P135"><text:span text:style-name="T74">Class template </text:span><text:span text:style-name="T75">D</text:span><text:span text:style-name="T74"> with </text:span><text:span text:style-name="T75">T=int. </text:span></text:p><text:p text:style-name="P135"><text:span text:style-name="T75">D&lt; int &gt;</text:span><text:span text:style-name="T74"> is a class.</text:span></text:p><draw:enhanced-geometry svg:viewBox="0 0 21600 21600" draw:type="rectangle" draw:enhanced-path="M 0 0 L 21600 0 21600 21600 0 21600 0 0 Z N"/></draw:custom-shape>};</text:p>
            <text:p text:style-name="P15"><draw:polyline text:anchor-type="paragraph" draw:z-index="2" draw:name="Shape3" draw:style-name="gr4" draw:text-style-name="P124" svg:width="3.3909in" svg:height="0.4142in" svg:x="1.1157in" svg:y="0.0835in" svg:viewBox="0 0 8614 1053" draw:points="8614,0 2870,0 0,1053"><text:p/></draw:polyline></text:p>
            <text:p text:style-name="P55">int main() </text:p>
            <text:p text:style-name="P55">{</text:p>
            <text:p text:style-name="P15"><draw:custom-shape text:anchor-type="paragraph" draw:z-index="3" draw:name="Shape4" draw:style-name="gr8" draw:text-style-name="P134" svg:width="1.3634in" svg:height="0.2539in" svg:x="4.5035in" svg:y="0.0252in"><text:p text:style-name="P133"><text:span text:style-name="T72">D&lt; char &gt;</text:span><text:span text:style-name="T73"> class</text:span></text:p><draw:enhanced-geometry svg:viewBox="0 0 21600 21600" draw:type="rectangle" draw:enhanced-path="M 0 0 L 21600 0 21600 21600 0 21600 0 0 Z N"/></draw:custom-shape><draw:polyline text:anchor-type="paragraph" draw:z-index="4" draw:name="Shape5" draw:style-name="gr7" draw:text-style-name="P124" svg:width="3.2291in" svg:height="0.1638in" svg:x="1.274in" svg:y="0.1189in" svg:viewBox="0 0 8203 417" draw:points="8203,0 2344,0 0,417"><text:p/></draw:polyline><text:span text:style-name="T5"><text:s text:c="3"/>D&lt; int &gt;</text:span><text:span text:style-name="T4"> d(5);</text:span></text:p>
            <text:p text:style-name="P15"><text:span text:style-name="T5"><text:s text:c="3"/>D&lt; char &gt;</text:span><text:span text:style-name="T4"> e('a');</text:span></text:p>
            <text:p text:style-name="P54"><text:s text:c="4"/>std::cout &lt;&lt; d.get() &lt;&lt; "," &lt;&lt; e.get() &lt;&lt; "\n";</text:p>
            <text:p text:style-name="P54"><text:s text:c="4"/><text:span text:style-name="T34">return 0;</text:span></text:p>
            <text:p text:style-name="P54">}</text:p>
          </table:table-cell>
        </table:table-row>
      </table:table>
      <text:p text:style-name="P20"/>
      <text:p text:style-name="P23">A class is generated from a <text:span text:style-name="T59">class </text:span>template by the compiler when you specify the parameters.</text:p>
      <text:p text:style-name="P21"/>
      <text:p text:style-name="P23">Example:</text:p>
      <text:p text:style-name="P20"/>
      <text:p text:style-name="P16">D&lt; int &gt; d(5);</text:p>
      <text:p text:style-name="P16"/>
      <text:p text:style-name="P22"><text:span text:style-name="T1">If </text:span><text:span text:style-name="T11">D&lt; char &gt;</text:span><text:span text:style-name="T1"> does not appear, then </text:span><text:span text:style-name="T3">the class</text:span><text:span text:style-name="T1"> </text:span><text:span text:style-name="T11">D&lt; char &gt;</text:span><text:span text:style-name="T1"> is not generated </text:span><text:span text:style-name="T3">by the compiler. Here are some terms:</text:span></text:p>
      <text:list xml:id="list2283381316" text:style-name="L2">
        <text:list-item>
          <text:p text:style-name="P117"><text:span text:style-name="T23">Template instantiation</text:span><text:span text:style-name="T24"> = generating class from </text:span><text:span text:style-name="T26">class </text:span><text:span text:style-name="T24">template </text:span><text:span text:style-name="T25">and</text:span><text:span text:style-name="T24"> template arguments.</text:span></text:p>
        </text:list-item>
      </text:list>
      <text:list xml:id="list770501161" text:style-name="L3">
        <text:list-item>
          <text:p text:style-name="P118"><text:span text:style-name="T23">Specialization</text:span><text:span text:style-name="T24"> = template with parameters specified</text:span></text:p>
        </text:list-item>
      </text:list>
      <text:list xml:id="list3514890949" text:style-name="L4">
        <text:list-item>
          <text:p text:style-name="P119"><text:span text:style-name="T23">Template members</text:span><text:span text:style-name="T24"> = members of a class </text:span><text:span text:style-name="T26">template</text:span><text:span text:style-name="T24">.</text:span></text:p>
        </text:list-item>
      </text:list>
      <text:p text:style-name="P22"/>
      <text:p text:style-name="P24">Template members are paramet<text:span text:style-name="T61">e</text:span>rized by the templates. So if a template member is defined outside the class, then the <text:span text:style-name="T60">class </text:span>template must be specified</text:p>
      <text:p text:style-name="P22"/>
      <text:p text:style-name="P22">WARNING: Everything must be placed in the header file!!! No .cpp for <text:span text:style-name="T60">class </text:span>template!!!</text:p>
      <text:p text:style-name="P22"><text:soft-page-break/></text:p>
      <table:table table:name="Table5" table:style-name="Table5">
        <table:table-column table:style-name="Table5.A"/>
        <table:table-row table:style-name="TableLine2154133015664">
          <table:table-cell table:style-name="Table5.A1" office:value-type="string">
            <text:p text:style-name="P115">#include &lt;iostream&gt;</text:p>
            <text:p text:style-name="P105"/>
            <text:p text:style-name="P99">template&lt;<text:span text:style-name="T35">typename</text:span> <text:span text:style-name="T35">T</text:span>&gt;</text:p>
            <text:p text:style-name="P99">class D {</text:p>
            <text:p text:style-name="P101">public:<text:tab/><text:tab/></text:p>
            <text:p text:style-name="P101"><text:s text:c="4"/>D(){}</text:p>
            <text:p text:style-name="P101"><text:s text:c="4"/>D(<text:span text:style-name="T35">T</text:span> c) : x(c) {}</text:p>
            <text:p text:style-name="P101"><text:s text:c="4"/><text:span text:style-name="T35">T</text:span> get() const;</text:p>
            <text:p text:style-name="P101"><text:s text:c="4"/>void set(const <text:span text:style-name="T35">T</text:span> &amp;);</text:p>
            <text:p text:style-name="P101">private:<text:tab/></text:p>
            <text:p text:style-name="P101"><text:s text:c="4"/><text:span text:style-name="T35">T</text:span> x;</text:p>
            <text:p text:style-name="P99">};</text:p>
            <text:p text:style-name="P105"/>
            <text:p text:style-name="P99"><draw:frame text:anchor-type="paragraph" draw:z-index="11" draw:name="Shape1" draw:style-name="gr2" draw:text-style-name="P125" svg:width="1.6358in" svg:height="0.576in" svg:x="2.9043in" svg:y="0.0362in"><draw:text-box><text:p><text:span text:style-name="T65">Member function parametrized by </text:span><text:span text:style-name="T66">T</text:span></text:p></draw:text-box></draw:frame>template&lt;class <text:span text:style-name="T35">T</text:span>&gt;</text:p>
            <text:p text:style-name="P99"><draw:line text:anchor-type="paragraph" draw:z-index="5" draw:name="Shape6" draw:style-name="gr1" draw:text-style-name="P124" svg:x1="2.9043in" svg:y1="0.1201in" svg:x2="1.7827in" svg:y2="0.1201in"><text:p/></draw:line><text:span text:style-name="T35">T</text:span> D&lt; <text:span text:style-name="T35">T</text:span> &gt;::get() const </text:p>
            <text:p text:style-name="P99">{ </text:p>
            <text:p text:style-name="P99"><text:s text:c="4"/>return x; </text:p>
            <text:p text:style-name="P99">}</text:p>
            <text:p text:style-name="P105"/>
            <text:p text:style-name="P99"><draw:frame text:anchor-type="paragraph" draw:z-index="10" draw:name="Shape1" draw:style-name="gr3" draw:text-style-name="P126" svg:width="1.9933in" svg:height="0.5732in" svg:x="3.0717in" svg:y="0.0256in"><draw:text-box><text:p><text:span text:style-name="T65">WATCH OUT! Not </text:span><text:span text:style-name="T66">D</text:span><text:span text:style-name="T65"> but </text:span></text:p><text:p><text:span text:style-name="T66">D&lt; T &gt;</text:span><text:span text:style-name="T65">!!!</text:span></text:p></draw:text-box></draw:frame>template&lt;<text:span text:style-name="T35">typename</text:span> <text:span text:style-name="T35">T</text:span>&gt;</text:p>
            <text:p text:style-name="P99"><draw:line text:anchor-type="paragraph" draw:z-index="12" draw:name="Shape7" draw:style-name="gr1" draw:text-style-name="P124" svg:x1="3.0579in" svg:y1="0.1366in" svg:x2="2.4661in" svg:y2="0.1366in"><text:p/></draw:line>void D&lt; <text:span text:style-name="T35">T</text:span> &gt;::set(const <text:span text:style-name="T35">T</text:span> &amp; c) </text:p>
            <text:p text:style-name="P100">{ </text:p>
            <text:p text:style-name="P100"><text:s text:c="4"/>x = c;</text:p>
            <text:p text:style-name="P100">}</text:p>
            <text:p text:style-name="P105"/>
            <text:p text:style-name="P100"><text:span text:style-name="T31">int</text:span> main() </text:p>
            <text:p text:style-name="P100">{</text:p>
            <text:p text:style-name="P102"><text:s text:c="4"/>D&lt; int &gt; d(5); </text:p>
            <text:p text:style-name="P102"><text:s text:c="4"/>D&lt; char &gt; e('a');</text:p>
            <text:p text:style-name="P101"><text:s text:c="4"/>std::cout &lt;&lt; d.get() &lt;&lt; "," &lt;&lt; e.get() &lt;&lt; "\n";</text:p>
            <text:p text:style-name="P101"><text:s text:c="4"/><text:span text:style-name="T31">return 0;</text:span></text:p>
            <text:p text:style-name="P99">}</text:p>
          </table:table-cell>
        </table:table-row>
      </table:table>
      <text:p text:style-name="P22"/>
      <text:p text:style-name="P24">Note that</text:p>
      <table:table table:name="Table6" table:style-name="Table6">
        <table:table-column table:style-name="Table6.A"/>
        <table:table-row table:style-name="TableLine2154133060272">
          <table:table-cell table:style-name="Table6.A1" office:value-type="string">
            <text:p text:style-name="P106">template&lt;typename <text:span text:style-name="T35">T</text:span>&gt;</text:p>
            <text:p text:style-name="P107"><text:span text:style-name="T35">T</text:span> D&lt; <text:span text:style-name="T35">T</text:span> &gt;::get&lt; <text:span text:style-name="T35">T </text:span>&gt;() const </text:p>
            <text:p text:style-name="P107">{ </text:p>
            <text:p text:style-name="P107"><text:s text:c="4"/>return x; </text:p>
            <text:p text:style-name="P107">}</text:p>
          </table:table-cell>
        </table:table-row>
      </table:table>
      <text:p text:style-name="P108"><text:soft-page-break/>is the same as: </text:p>
      <table:table table:name="Table24" table:style-name="Table24">
        <table:table-column table:style-name="Table24.A"/>
        <table:table-row table:style-name="TableLine2154133103248">
          <table:table-cell table:style-name="Table24.A1" office:value-type="string">
            <text:p text:style-name="P11">template&lt;typename <text:span text:style-name="T35">T</text:span>&gt;</text:p>
            <text:p text:style-name="P107"><text:span text:style-name="T62">T</text:span> D&lt; <text:span text:style-name="T35">T</text:span> &gt;::get() const </text:p>
            <text:p text:style-name="P107">{ </text:p>
            <text:p text:style-name="P107"><text:s text:c="4"/>return x; </text:p>
            <text:p text:style-name="P107">}</text:p>
          </table:table-cell>
        </table:table-row>
      </table:table>
      <text:p text:style-name="P13">i.e., within the scope of <text:span text:style-name="T10">D&lt; </text:span><text:span text:style-name="T22">T </text:span><text:span text:style-name="T10">&gt;</text:span>, <text:span text:style-name="T35">T</text:span> is already known.</text:p>
      <text:p text:style-name="P12"/>
      <text:p text:style-name="P24"/>
      <text:p text:style-name="P65">Constants for template parameters</text:p>
      <text:p text:style-name="P27"/>
      <text:p text:style-name="P24">There are three things you can specify as template parameters. We'll talk about <text:span text:style-name="T43">only </text:span>two. <text:span text:style-name="T43">The template parameters can be for</text:span></text:p>
      <text:list xml:id="list827731275" text:style-name="L5">
        <text:list-item>
          <text:p text:style-name="P120">types</text:p>
        </text:list-item>
      </text:list>
      <text:p text:style-name="P27">or</text:p>
      <text:list xml:id="list5915346649320" text:continue-numbering="true" text:style-name="L5">
        <text:list-item>
          <text:p text:style-name="P122">basic type values</text:p>
        </text:list-item>
      </text:list>
      <text:p text:style-name="P27">In the above examples, the template parameters are for types:</text:p>
      <table:table table:name="Table32" table:style-name="Table32">
        <table:table-column table:style-name="Table32.A"/>
        <table:table-row table:style-name="TableLine2154133093728">
          <table:table-cell table:style-name="Table32.A1" office:value-type="string">
            <text:p text:style-name="P92">template &lt; typename T &gt;</text:p>
            <text:p text:style-name="P92">class X</text:p>
            <text:p text:style-name="P92">{</text:p>
            <text:p text:style-name="P92">...</text:p>
            <text:p text:style-name="P92">private:</text:p>
            <text:p text:style-name="P92"><text:s text:c="4"/>T ...</text:p>
            <text:p text:style-name="P92">...</text:p>
            <text:p text:style-name="P92">};</text:p>
          </table:table-cell>
        </table:table-row>
      </table:table>
      <text:p text:style-name="P6"/>
      <text:p text:style-name="P27">Here’s an example where the template parameter is a value. Run this and study it very carefully. </text:p>
      <table:table table:name="Table7" table:style-name="Table7">
        <table:table-column table:style-name="Table7.A"/>
        <table:table-row table:style-name="TableLine2154133108416">
          <table:table-cell table:style-name="Table7.A1" office:value-type="string">
            <text:p text:style-name="P9">#include &lt;iostream&gt;</text:p>
            <text:p text:style-name="P112"/>
            <text:p text:style-name="P112">template &lt;typename <text:span text:style-name="T35">T</text:span>, <text:span text:style-name="T33">int</text:span> MAX&gt;</text:p>
            <text:p text:style-name="P113">class D </text:p>
            <text:p text:style-name="P113">{</text:p>
            <text:p text:style-name="P109">public:<text:tab/></text:p>
            <text:p text:style-name="P109"><text:s text:c="4"/><text:span text:style-name="T35">T</text:span> get(int) const;</text:p>
            <text:p text:style-name="P14"><text:s text:c="4"/>void set(int, const <text:span text:style-name="T35">T</text:span> &amp;);</text:p>
            <text:p text:style-name="P109">private:</text:p>
            <text:p text:style-name="P109"><text:s text:c="4"/><text:span text:style-name="T35">T</text:span> x[MAX];</text:p>
            <text:p text:style-name="P112">};</text:p>
            <text:p text:style-name="P112"/>
            <text:p text:style-name="P112">template &lt;typename <text:span text:style-name="T35">T</text:span>, int MAX&gt;</text:p>
            <text:p text:style-name="P112"><text:span text:style-name="T35">T</text:span> D&lt; <text:span text:style-name="T35">T</text:span>, MAX &gt;::get(int index) const </text:p>
            <text:p text:style-name="P112">{ </text:p>
            <text:p text:style-name="P112"><text:s text:c="4"/>return x[index]; </text:p>
            <text:p text:style-name="P112">}</text:p>
            <text:p text:style-name="P112"/>
            <text:p text:style-name="P112">template &lt;typename <text:span text:style-name="T35">T</text:span>, int MAX&gt;</text:p>
            <text:p text:style-name="P112">void D&lt; <text:span text:style-name="T35">T</text:span>, MAX &gt;::set(int index, const <text:span text:style-name="T35">T</text:span> &amp; c) </text:p>
            <text:p text:style-name="P112">{ </text:p>
            <text:p text:style-name="P112"><text:s text:c="4"/>x[index] = c; </text:p>
            <text:p text:style-name="P112">};</text:p>
            <text:p text:style-name="P112"/>
            <text:p text:style-name="P113">int main() </text:p>
            <text:p text:style-name="P113">{</text:p>
            <text:p text:style-name="P110"><text:s text:c="4"/>D&lt; int, <text:span text:style-name="T33">10</text:span> &gt; d; // <text:span text:style-name="T43">d is an int array of size 10</text:span> </text:p>
            <text:p text:style-name="P111"><text:s text:c="4"/>D&lt;char, <text:span text:style-name="T33">5</text:span>&gt; e; <text:s text:c="3"/>// <text:span text:style-name="T43">d is a char array of size 5</text:span></text:p>
            <text:p text:style-name="P110"><text:s text:c="4"/>d.set(1,5); </text:p>
            <text:p text:style-name="P110"><text:s text:c="4"/>e.set(2,'a');</text:p>
            <text:p text:style-name="P109"><text:s text:c="4"/>std::cout &lt;&lt; d.get(1) &lt;&lt; "," &lt;&lt; e.get(2) &lt;&lt; "\n";</text:p>
            <text:p text:style-name="P109"><text:s text:c="4"/>return 0;</text:p>
            <text:p text:style-name="P112"><text:soft-page-break/>}</text:p>
          </table:table-cell>
        </table:table-row>
      </table:table>
      <text:p text:style-name="P27">D is a class for fixed size arrays of different types. One of the template parameter is for the type of the array and the other template parameter is for the size of the array.</text:p>
      <text:p text:style-name="P25"/>
      <text:p text:style-name="P25">When instantiating the value must be a <text:span text:style-name="T33">constant expression.</text:span></text:p>
      <text:p text:style-name="P24"/>
      <text:p text:style-name="P26">Run this:</text:p>
      <table:table table:name="Table8" table:style-name="Table8">
        <table:table-column table:style-name="Table8.A"/>
        <table:table-row table:style-name="TableLine2154133112768">
          <table:table-cell table:style-name="Table8.A1" office:value-type="string">
            <text:p text:style-name="P9">const int x = 4;</text:p>
            <text:p text:style-name="P109">int y = 5;</text:p>
            <text:p text:style-name="P109">D&lt;int, 5&gt; d1;</text:p>
            <text:p text:style-name="P109">D&lt;int, x - 2&gt; d2;</text:p>
            <text:p text:style-name="P114"><text:span text:style-name="T4">D&lt;int, y&gt; d3; // </text:span><text:span text:style-name="T6">WRONG!!! y is a variable.</text:span></text:p>
          </table:table-cell>
        </table:table-row>
      </table:table>
      <text:p text:style-name="P24"/>
      <text:p text:style-name="P24"/>
      <text:p text:style-name="P24">Type parameters <text:span text:style-name="T35">are:</text:span></text:p>
      <text:list xml:id="list3113973678" text:style-name="L6">
        <text:list-item>
          <text:p text:style-name="P121">Any type including basic types (int, bool) or classes.</text:p>
        </text:list-item>
      </text:list>
      <text:p text:style-name="P24"/>
      <text:p text:style-name="P24">If D is a <text:span text:style-name="T60">class </text:span>template</text:p>
      <table:table table:name="Table9" table:style-name="Table9">
        <table:table-column table:style-name="Table9.A"/>
        <table:table-row table:style-name="TableLine2154133122832">
          <table:table-cell table:style-name="Table9.A1" office:value-type="string">
            <text:p text:style-name="P115"><text:span text:style-name="T60">t</text:span>emplate&lt; typename T1, typename T2, </text:p>
            <text:p text:style-name="P116"><text:s text:c="9"/>int x, bool b &gt;</text:p>
            <text:p text:style-name="P116">class D{…}</text:p>
          </table:table-cell>
        </table:table-row>
      </table:table>
      <text:p text:style-name="P24">Then </text:p>
      <table:table table:name="Table26" table:style-name="Table26">
        <table:table-column table:style-name="Table26.A"/>
        <table:table-row table:style-name="TableLine2154133117392">
          <table:table-cell table:style-name="Table26.A1" office:value-type="string">
            <text:p text:style-name="P17">D&lt; X, Y, 10, true &gt;</text:p>
          </table:table-cell>
        </table:table-row>
      </table:table>
      <text:p text:style-name="P24">and</text:p>
      <table:table table:name="Table25" table:style-name="Table25">
        <table:table-column table:style-name="Table25.A"/>
        <table:table-row table:style-name="TableLine2154133113312">
          <table:table-cell table:style-name="Table25.A1" office:value-type="string">
            <text:p text:style-name="P17">const int x = 12;</text:p>
            <text:p text:style-name="P17">D&lt; X, Y, x - 2, !false &gt;</text:p>
          </table:table-cell>
        </table:table-row>
      </table:table>
      <text:p text:style-name="P24"><text:s/>are considered the same type (if <text:span text:style-name="T10">X</text:span> and <text:span text:style-name="T10">Y</text:span> are valid types).</text:p>
      <text:p text:style-name="P24"/>
      <text:p text:style-name="P24">Recall that typedef is only an alias and does not <text:span text:style-name="T35">create </text:span>a new type. So if</text:p>
      <table:table table:name="Table10" table:style-name="Table10">
        <table:table-column table:style-name="Table10.A"/>
        <table:table-row table:style-name="TableLine2154133125552">
          <table:table-cell table:style-name="Table10.A1" office:value-type="string">
            <text:p text:style-name="P9">template&lt;class X&gt;</text:p>
            <text:p text:style-name="P109">class D{...};</text:p>
            <text:p text:style-name="P109">typedef int Salary;</text:p>
            <text:p text:style-name="P109"/>
            <text:p text:style-name="P109">int main() </text:p>
            <text:p text:style-name="P109">{</text:p>
            <text:p text:style-name="P14"><text:s text:c="4"/>D&lt; int &gt; x; </text:p>
            <text:p text:style-name="P14"><text:s text:c="4"/>D&lt; Salary &gt; y;</text:p>
            <text:p text:style-name="P109">}</text:p>
          </table:table-cell>
        </table:table-row>
      </table:table>
      <text:p text:style-name="P24"><text:span text:style-name="T35">t</text:span>hen, <text:span text:style-name="T10">D&lt; int &gt;</text:span>, <text:span text:style-name="T10">D&lt; Salary &gt;</text:span> are of the same type and <text:span text:style-name="T10">x</text:span>, <text:span text:style-name="T10">y</text:span> have the same type.</text:p>
      <text:p text:style-name="P24"/>
      <text:p text:style-name="P24"/>
      <text:p text:style-name="P24">Error checking can be done with two different levels: syntax errors in template and when the template parameters are being used.</text:p>
      <text:p text:style-name="P24"/>
      <text:p text:style-name="P24"><text:soft-page-break/>In the definition of the template and <text:span text:style-name="T60">class </text:span>template, the template parameters are not specified yet. So the definition of </text:p>
      <text:p text:style-name="P24"/>
      <text:p text:style-name="P24"><text:span text:style-name="T10">Array&lt; T &gt;::print</text:span> is OK</text:p>
      <text:p text:style-name="P24"><text:span text:style-name="T10">Array&lt; int &gt;::print</text:span> is OK</text:p>
      <text:p text:style-name="P24"/>
      <table:table table:name="Table11" table:style-name="Table11">
        <table:table-column table:style-name="Table11.A"/>
        <table:table-row table:style-name="Table11.1">
          <table:table-cell table:style-name="Table11.A1" office:value-type="string">
            <text:p text:style-name="P115">class vec2d</text:p>
            <text:p text:style-name="P115">{</text:p>
            <text:p text:style-name="P101">public:<text:tab/><text:tab/></text:p>
            <text:p text:style-name="P101"><text:s text:c="4"/>vec2d(float x0, float y0) </text:p>
            <text:p text:style-name="P101"><text:s text:c="8"/>: x(x0),y(y0)</text:p>
            <text:p text:style-name="P101"><text:s text:c="4"/>{}</text:p>
            <text:p text:style-name="P101">private:<text:tab/></text:p>
            <text:p text:style-name="P101"><text:s text:c="4"/>float x, y;</text:p>
            <text:p text:style-name="P99">};</text:p>
            <text:p text:style-name="P99"/>
            <text:p text:style-name="P99">template&lt; <text:span text:style-name="T59">typename</text:span> T &gt;</text:p>
            <text:p text:style-name="P99">class Array {</text:p>
            <text:p text:style-name="P101">public:<text:tab/><text:tab/></text:p>
            <text:p text:style-name="P101"><text:s text:c="4"/>Array(int s) </text:p>
            <text:p text:style-name="P101"><text:s text:c="4"/>: size(s), arr(new T[s]) </text:p>
            <text:p text:style-name="P101"><text:s text:c="4"/>{}</text:p>
            <text:p text:style-name="P101"><text:tab/>void print() const;</text:p>
            <text:p text:style-name="P101">private:<text:tab/></text:p>
            <text:p text:style-name="P101"><text:s text:c="4"/>int size; T * arr;</text:p>
            <text:p text:style-name="P99">};</text:p>
            <text:p text:style-name="P99"/>
            <text:p text:style-name="P99">template&lt; <text:span text:style-name="T59">typename</text:span> T &gt;</text:p>
            <text:p text:style-name="P99">void Array&lt;T&gt;::print()</text:p>
            <text:p text:style-name="P99">{ </text:p>
            <text:p text:style-name="P99"><text:s text:c="4"/>for (int i=0; i&lt;size; i++) </text:p>
            <text:p text:style-name="P99"><text:s text:c="8"/>std::cout &lt;&lt; arr[i] &lt;&lt; '\n'; </text:p>
            <text:p text:style-name="P99">}</text:p>
            <text:p text:style-name="P99"/>
            <text:p text:style-name="P99">int main() {</text:p>
            <text:p text:style-name="P101"><draw:custom-shape text:anchor-type="paragraph" draw:z-index="6" draw:name="Shape8" draw:style-name="gr6" draw:text-style-name="P132" svg:width="1.3024in" svg:height="0.3024in" svg:x="3.1126in" svg:y="0.128in"><text:p text:style-name="P131"><text:span text:style-name="T71">What’s wrong?</text:span></text:p><draw:enhanced-geometry svg:viewBox="0 0 21600 21600" draw:type="rectangle" draw:enhanced-path="M 0 0 L 21600 0 21600 21600 0 21600 0 0 Z N"/></draw:custom-shape><text:s text:c="4"/>Array&lt;int&gt; a(10); a.print();</text:p>
            <text:p text:style-name="P98"><text:span text:style-name="T8"><text:s text:c="4"/></text:span><text:span text:style-name="T5">Array&lt; vec2d &gt; b(10); </text:span></text:p>
            <text:p text:style-name="P104"><text:s text:c="3"/>b.print();</text:p>
            <text:p text:style-name="P103"><text:s text:c="4"/>return 0;</text:p>
            <text:p text:style-name="P99">}</text:p>
          </table:table-cell>
        </table:table-row>
      </table:table>
      <text:p text:style-name="P24"/>
      <text:p text:style-name="P24"><text:soft-page-break/>You can specify default values for template parameters. </text:p>
      <text:p text:style-name="P24"/>
      <text:p text:style-name="P24">The rules for default parameters are like those for default values for function parameters.</text:p>
      <table:table table:name="Table12" table:style-name="Table12">
        <table:table-column table:style-name="Table12.A"/>
        <table:table-row table:style-name="TableLine2154133125824">
          <table:table-cell table:style-name="Table12.A1" office:value-type="string">
            <text:p text:style-name="P115"><draw:custom-shape text:anchor-type="paragraph" draw:z-index="7" draw:name="Shape9" draw:style-name="gr5" draw:text-style-name="P130" svg:width="2.0398in" svg:height="0.2539in" svg:x="4.7984in" svg:y="0.8909in"><text:p text:style-name="P129"><text:span text:style-name="T70">Default values are on the right</text:span></text:p><draw:enhanced-geometry svg:viewBox="0 0 21600 21600" draw:type="rectangle" draw:enhanced-path="M 0 0 L 21600 0 21600 21600 0 21600 0 0 Z N"/></draw:custom-shape>#include &lt;iostream&gt;</text:p>
            <text:p text:style-name="P96"/>
            <text:p text:style-name="P96">class C{};</text:p>
            <text:p text:style-name="P96"/>
            <text:p text:style-name="P94"><text:span text:style-name="T4">template&lt; typename T0, </text:span><text:span text:style-name="T32">typename T1=int</text:span><text:span text:style-name="T4"> &gt;</text:span></text:p>
            <text:p text:style-name="P96">class D{</text:p>
            <text:p text:style-name="P96">public: void f(T1 a) { std::cout &lt;&lt; a &lt;&lt; "\n"; }</text:p>
            <text:p text:style-name="P96">};</text:p>
            <text:p text:style-name="P96"/>
            <text:p text:style-name="P96">int main()</text:p>
            <text:p text:style-name="P96">{</text:p>
            <text:p text:style-name="P95"><text:span text:style-name="T7"><text:s text:c="4"/></text:span><text:span text:style-name="T32">D&lt; C &gt;</text:span><text:span text:style-name="T4"> obj1; obj1.f(1.1);</text:span></text:p>
            <text:p text:style-name="P95"><text:span text:style-name="T7"><text:s text:c="4"/></text:span><text:span text:style-name="T32">D&lt; C, double &gt;</text:span><text:span text:style-name="T4"> obj2; obj2.f(1.1);</text:span></text:p>
            <text:p text:style-name="P97"><text:s text:c="4"/>return 0;</text:p>
            <text:p text:style-name="P96">}</text:p>
            <text:p text:style-name="P67"/>
          </table:table-cell>
        </table:table-row>
      </table:table>
      <text:p text:style-name="P28"><draw:custom-shape text:anchor-type="paragraph" draw:z-index="8" draw:name="Shape10" draw:style-name="gr5" draw:text-style-name="P128" svg:width="2.063in" svg:height="0.7539in" svg:x="4.9217in" svg:y="1.2193in"><text:p text:style-name="P127"><text:span text:style-name="T67">Defining </text:span><text:span text:style-name="T68">f</text:span><text:span text:style-name="T67"> outside the class. </text:span></text:p><text:p text:style-name="P127"><text:span text:style-name="T67">Like default values for </text:span></text:p><text:p text:style-name="P127"><text:span text:style-name="T67">function arguments, do </text:span><text:span text:style-name="T69">not</text:span></text:p><text:p text:style-name="P127"><text:span text:style-name="T67">specify default value here.</text:span></text:p><draw:enhanced-geometry svg:viewBox="0 0 21600 21600" draw:type="rectangle" draw:enhanced-path="M 0 0 L 21600 0 21600 21600 0 21600 0 0 Z N"/></draw:custom-shape></text:p>
      <table:table table:name="Table13" table:style-name="Table13">
        <table:table-column table:style-name="Table13.A"/>
        <table:table-row table:style-name="TableLine2154136743376">
          <table:table-cell table:style-name="Table13.A1" office:value-type="string">
            <text:p text:style-name="P69">#include &lt;iostream&gt;</text:p>
            <text:p text:style-name="P69"/>
            <text:p text:style-name="P69">class C{};</text:p>
            <text:p text:style-name="P69"/>
            <text:p text:style-name="P69">template &lt;typename T0, typename T1=int&gt;</text:p>
            <text:p text:style-name="P71">class D </text:p>
            <text:p text:style-name="P71">{</text:p>
            <text:p text:style-name="P69">public: void f(T1);</text:p>
            <text:p text:style-name="P69">};</text:p>
            <text:p text:style-name="P69"><draw:line text:anchor-type="paragraph" draw:z-index="9" draw:name="Shape11" draw:style-name="gr4" draw:text-style-name="P124" svg:x1="4.8831in" svg:y1="0.1264in" svg:x2="3.1228in" svg:y2="0.2028in"><text:p/></draw:line></text:p>
            <text:p text:style-name="P69">template &lt; <text:span text:style-name="T59">typename</text:span> T0, <text:span text:style-name="T59">typename</text:span> T1 &gt;</text:p>
            <text:p text:style-name="P71">void D&lt;T0, T1&gt;::f(T1 a) </text:p>
            <text:p text:style-name="P71">{</text:p>
            <text:p text:style-name="P69"><text:s text:c="4"/>std::cout &lt;&lt; a &lt;&lt; “\n”;</text:p>
            <text:p text:style-name="P69">}</text:p>
            <text:p text:style-name="P69"/>
            <text:p text:style-name="P69">int main()</text:p>
            <text:p text:style-name="P69">{</text:p>
            <text:p text:style-name="P69"><text:s text:c="4"/>D&lt;C&gt; obj1; </text:p>
            <text:p text:style-name="P69"><text:s text:c="4"/>obj1.f(1.1);</text:p>
            <text:p text:style-name="P69"><text:s text:c="4"/>D&lt;C, double&gt; obj2;</text:p>
            <text:p text:style-name="P69"><text:s text:c="4"/>obj2.f(1.1);</text:p>
            <text:p text:style-name="P69">}</text:p>
          </table:table-cell>
        </table:table-row>
      </table:table>
      <text:p text:style-name="P28"/>
      <text:p text:style-name="P28"><text:soft-page-break/>When programming a class <text:span text:style-name="T60">template</text:span>, try it out for a specific type first. After the code works, change to a generic type and include template.</text:p>
      <text:p text:style-name="P28"/>
      <text:p text:style-name="P28">WARNING: The following will give you an error.</text:p>
      <table:table table:name="Table14" table:style-name="Table14">
        <table:table-column table:style-name="Table14.A"/>
        <table:table-row table:style-name="TableLine2154136733584">
          <table:table-cell table:style-name="Table14.A1" office:value-type="string">
            <text:p text:style-name="P69">template &lt;typename T&gt; class C{...};</text:p>
            <text:p text:style-name="P69">template &lt;typename T&gt; class D{...};</text:p>
            <text:p text:style-name="P69"/>
            <text:p text:style-name="P69">int main()</text:p>
            <text:p text:style-name="P69">{</text:p>
            <text:p text:style-name="P69"><text:s text:c="4"/>C&lt;D&lt;int&gt;&gt; c;</text:p>
            <text:p text:style-name="P69"><text:s text:c="4"/><text:span text:style-name="T31">return 0;</text:span></text:p>
            <text:p text:style-name="P69">}</text:p>
          </table:table-cell>
        </table:table-row>
      </table:table>
      <text:p text:style-name="P28"/>
      <text:p text:style-name="P30">Why? Because <text:span text:style-name="T10">&gt;&gt;</text:span> is an operator <text:span text:style-name="T36">and for this code:</text:span></text:p>
      <text:p text:style-name="P30"/>
      <text:p text:style-name="P70"><text:s text:c="4"/>C&lt;D&lt;int&gt;&gt; c;</text:p>
      <text:p text:style-name="P91"/>
      <text:p text:style-name="P40">you compiler will think you are trying ot do this:</text:p>
      <text:p text:style-name="P30"/>
      <text:p text:style-name="P70"><text:s text:c="4"/>...int &gt;&gt; c...</text:p>
      <text:p text:style-name="P68"/>
      <text:p text:style-name="P40">as if you’re doing some input!!!</text:p>
      <text:p text:style-name="P30"/>
      <text:p text:style-name="P30">So write</text:p>
      <text:p text:style-name="P28"/>
      <text:p text:style-name="P18">C&lt; D&lt; int &gt; &gt; c;</text:p>
      <text:p text:style-name="P36"/>
      <text:p text:style-name="P40">to prevent the above. In general when working with templates, always have<text:span text:style-name="T38"> a space on the right of &lt; and a space to the left of &gt;.</text:span></text:p>
      <text:p text:style-name="P58"/>
      <text:p text:style-name="P64">Function and struct templates</text:p>
      <text:p text:style-name="P29"/>
      <text:p text:style-name="P29">So far we've talked about class templates which are templates for creating classes. <text:span text:style-name="T34">But you can also have function templates and struct templates. Struct templates are very similar to class templates. Here’s an example of a function template:</text:span></text:p>
      <text:p text:style-name="P28"/>
      <text:p text:style-name="P37">Run this and study it carefully:</text:p>
      <table:table table:name="Table20" table:style-name="Table20">
        <table:table-column table:style-name="Table20.A"/>
        <table:table-row table:style-name="TableLine2154136732224">
          <table:table-cell table:style-name="Table20.A1" office:value-type="string">
            <text:p text:style-name="P93">#include &lt;iostream&gt;</text:p>
            <text:p text:style-name="P93"/>
            <text:p text:style-name="P93">template &lt; typename T &gt;</text:p>
            <text:p text:style-name="P93">T max(T x, T y)</text:p>
            <text:p text:style-name="P93">{</text:p>
            <text:p text:style-name="P93"><text:s text:c="4"/>return (x &gt;= y ? x : y);<text:line-break/>}</text:p>
            <text:p text:style-name="P93"/>
            <text:p text:style-name="P93"/>
            <text:p text:style-name="P93">int main()</text:p>
            <text:p text:style-name="P93">{</text:p>
            <text:p text:style-name="P93"><text:s text:c="4"/>std::cout &lt;&lt; max&lt; int &gt;(5, 2) &lt;&lt; std::endl;</text:p>
            <text:p text:style-name="P93"><text:s text:c="4"/>std::cout &lt;&lt; max&lt; double &gt;(1.2, 3.4) &lt;&lt; std::endl;</text:p>
            <text:p text:style-name="P93"><text:s text:c="4"/>return 0;<text:line-break/>}</text:p>
          </table:table-cell>
        </table:table-row>
      </table:table>
      <text:p text:style-name="P39"/>
      <text:p text:style-name="P37">For the case of function templates, usually the compiler <text:span text:style-name="T63">can</text:span> figure out what types are intended for the type parameter. So you can run the above test cases with this:</text:p>
      <table:table table:name="Table15" table:style-name="Table15">
        <table:table-column table:style-name="Table15.A"/>
        <table:table-row table:style-name="TableLine2154136736032">
          <table:table-cell table:style-name="Table15.A1" office:value-type="string">
            <text:p text:style-name="P93">...</text:p>
            <text:p text:style-name="P93"/>
            <text:p text:style-name="P93">int main()</text:p>
            <text:p text:style-name="P93">{</text:p>
            <text:p text:style-name="P93"><text:s text:c="4"/>std::cout &lt;&lt; max(5, 2) &lt;&lt; std::endl;</text:p>
            <text:p text:style-name="P93"><text:s text:c="4"/>std::cout &lt;&lt; max(1.2, 3.4) &lt;&lt; std::endl;</text:p>
            <text:p text:style-name="P93"><text:s text:c="4"/>return 0;<text:line-break/>}</text:p>
          </table:table-cell>
        </table:table-row>
      </table:table>
      <text:p text:style-name="P37">i.e., without the <text:span text:style-name="T10">&lt; int &gt;</text:span> and the <text:span text:style-name="T10">&lt; double &gt;</text:span>.</text:p>
      <text:p text:style-name="P28"/>
      <text:p text:style-name="P37">Like class templates, if you want to write a function template in a separate file, then the whole function template must be a header file.</text:p>
      <text:p text:style-name="P37"/>
      <text:p text:style-name="P37"/>
      <text:p text:style-name="P37"><text:span text:style-name="T27">Exercise.</text:span> Write a min function template. Test it.</text:p>
      <text:p text:style-name="P28"/>
      <text:p text:style-name="P28"/>
      <text:p text:style-name="P29"><text:span text:style-name="T57">Here’s another example for you to study. Add test code in your </text:span><text:span text:style-name="T21">main()</text:span><text:span text:style-name="T57"> function and run it. Study it carefully. Note that in this case, the type parameter </text:span><text:span text:style-name="T21">T</text:span><text:span text:style-name="T57"> appears in the body of the function template.</text:span></text:p>
      <table:table table:name="Table19" table:style-name="Table19">
        <table:table-column table:style-name="Table19.A"/>
        <table:table-row table:style-name="TableLine2154136736304">
          <table:table-cell table:style-name="Table19.A1" office:value-type="string">
            <text:p text:style-name="P93">template &lt; typename T &gt;</text:p>
            <text:p text:style-name="P93">T swap(T &amp; x, T &amp; y)</text:p>
            <text:p text:style-name="P93">{</text:p>
            <text:p text:style-name="P93"><text:s text:c="4"/><text:span text:style-name="T33">T</text:span> t = x;</text:p>
            <text:p text:style-name="P93"><text:s text:c="4"/>x = y;</text:p>
            <text:p text:style-name="P93"><text:soft-page-break/><text:s text:c="4"/>y = t;</text:p>
            <text:p text:style-name="P93">}</text:p>
          </table:table-cell>
        </table:table-row>
      </table:table>
      <text:p text:style-name="P39"/>
      <text:p text:style-name="P29"/>
      <text:p text:style-name="P29"><text:span text:style-name="T30">Exercise.</text:span><text:span text:style-name="T57"> Write a print function template to print an array of type </text:span><text:span text:style-name="T21">T</text:span><text:span text:style-name="T57"> values. The function should receive an array of </text:span><text:span text:style-name="T21">T</text:span><text:span text:style-name="T57"> values and the number of things in the array to print starting at index 0:</text:span></text:p>
      <table:table table:name="Table16" table:style-name="Table16">
        <table:table-column table:style-name="Table16.A"/>
        <table:table-row table:style-name="TableLine2154136737392">
          <table:table-cell table:style-name="Table16.A1" office:value-type="string">
            <text:p text:style-name="P93">template &lt; typename T &gt;</text:p>
            <text:p text:style-name="P93">void print(T x[], int n)</text:p>
            <text:p text:style-name="P93">{</text:p>
            <text:p text:style-name="P93"><text:s text:c="4"/>...</text:p>
            <text:p text:style-name="P93">}</text:p>
          </table:table-cell>
        </table:table-row>
      </table:table>
      <text:p text:style-name="P39"/>
      <text:p text:style-name="P39"/>
      <text:p text:style-name="P29"><text:span text:style-name="T30">Exercise. </text:span><text:span text:style-name="T57">Write a linearsearch function template:</text:span></text:p>
      <table:table table:name="Table17" table:style-name="Table17">
        <table:table-column table:style-name="Table17.A"/>
        <table:table-row table:style-name="TableLine2154136730864">
          <table:table-cell table:style-name="Table17.A1" office:value-type="string">
            <text:p text:style-name="P93">template &lt; typename T &gt;</text:p>
            <text:p text:style-name="P93">int linearsearch(T x[], int n, <text:span text:style-name="T63">const T &amp; target</text:span>)</text:p>
            <text:p text:style-name="P93">{</text:p>
            <text:p text:style-name="P93"><text:s text:c="4"/>…</text:p>
            <text:p text:style-name="P93">}</text:p>
          </table:table-cell>
        </table:table-row>
      </table:table>
      <text:p text:style-name="P37">Test it! Make sure you test it with an array of integer values, double values, and char values.</text:p>
      <text:p text:style-name="P53"/>
      <text:p text:style-name="P53"/>
      <text:p text:style-name="P38"><text:span text:style-name="T27">Exercise.</text:span> Write a bubblesort function template.</text:p>
      <table:table table:name="Table21" table:style-name="Table21">
        <table:table-column table:style-name="Table21.A"/>
        <table:table-row table:style-name="TableLine2154136735760">
          <table:table-cell table:style-name="Table21.A1" office:value-type="string">
            <text:p text:style-name="P72">template &lt; <text:span text:style-name="T58">typename</text:span> <text:span text:style-name="T58">T</text:span> &gt; </text:p>
            <text:p text:style-name="P72">void bubblesort(<text:span text:style-name="T58">T</text:span> a[], int size);</text:p>
          </table:table-cell>
        </table:table-row>
      </table:table>
      <text:p text:style-name="P38">Test it by performing bubble sort on an array of integers and an array of doubles. <text:span text:style-name="T58">Is it possible to write this version?</text:span></text:p>
      <table:table table:name="Table18" table:style-name="Table18">
        <table:table-column table:style-name="Table18.A"/>
        <table:table-row table:style-name="TableLine2154136739024">
          <table:table-cell table:style-name="Table18.A1" office:value-type="string">
            <text:p text:style-name="P73">template &lt; <text:span text:style-name="T58">typename</text:span> <text:span text:style-name="T58">T</text:span> &gt; </text:p>
            <text:p text:style-name="P73">void bubblesort(<text:span text:style-name="T58">T * start</text:span>, <text:span text:style-name="T58">T * end</text:span>);</text:p>
          </table:table-cell>
        </table:table-row>
      </table:table>
      <text:p text:style-name="P39"/>
      <text:p text:style-name="P37"/>
      <text:p text:style-name="P37"/>
      <text:p text:style-name="P37"><text:span text:style-name="T27">Exercise.</text:span> Write a binarysearch function template: </text:p>
      <table:table table:name="Table33" table:style-name="Table33">
        <table:table-column table:style-name="Table33.A"/>
        <table:table-row table:style-name="TableLine2154136740112">
          <table:table-cell table:style-name="Table33.A1" office:value-type="string">
            <text:p text:style-name="P73">template &lt; <text:span text:style-name="T58">typename</text:span> <text:span text:style-name="T58">T</text:span> &gt; </text:p>
            <text:p text:style-name="P73"><text:span text:style-name="T64">int</text:span> <text:span text:style-name="T58">binarysearch</text:span>(<text:span text:style-name="T58">T</text:span> a[], int size, <text:span text:style-name="T58">const T &amp; target</text:span>);</text:p>
          </table:table-cell>
        </table:table-row>
      </table:table>
      <text:p text:style-name="P39">Test it! <text:span text:style-name="T58">What about this:</text:span></text:p>
      <table:table table:name="Table34" table:style-name="Table34">
        <table:table-column table:style-name="Table34.A"/>
        <table:table-row table:style-name="TableLine2154136753440">
          <table:table-cell table:style-name="Table34.A1" office:value-type="string">
            <text:p text:style-name="P73">template &lt; <text:span text:style-name="T58">typename</text:span> <text:span text:style-name="T58">T</text:span> &gt; </text:p>
            <text:p text:style-name="P73"><text:span text:style-name="T64">T *</text:span> <text:span text:style-name="T58">binarysearch</text:span>(<text:span text:style-name="T58">T * start</text:span>, <text:span text:style-name="T58">T * end</text:span>, <text:span text:style-name="T58">T * target</text:span>);</text:p>
          </table:table-cell>
        </table:table-row>
      </table:table>
      <text:p text:style-name="P39"/>
      <text:p text:style-name="P37"/>
      <text:p text:style-name="P41">(I have a set of notes just on function templates and just <text:span text:style-name="T56">on</text:span> struct templates. Study them both when you have time.)</text:p>
      <text:p text:style-name="P37"><text:s/></text:p>
      <text:p text:style-name="P62">Typename and class</text:p>
      <text:p text:style-name="P28"/>
      <text:p text:style-name="P28">Instead of </text:p>
      <table:table table:name="Table22" table:style-name="Table22">
        <table:table-column table:style-name="Table22.A"/>
        <table:table-row table:style-name="TableLine2154136749632">
          <table:table-cell table:style-name="Table22.A1" office:value-type="string">
            <text:p text:style-name="P69">template &lt; <text:span text:style-name="T28">typename</text:span> X &gt;</text:p>
            <text:p text:style-name="P69">class C{};</text:p>
          </table:table-cell>
        </table:table-row>
      </table:table>
      <text:p text:style-name="P28"/>
      <text:p text:style-name="P28">You can say</text:p>
      <table:table table:name="Table23" table:style-name="Table23">
        <table:table-column table:style-name="Table23.A"/>
        <table:table-row table:style-name="TableLine2154136750720">
          <table:table-cell table:style-name="Table23.A1" office:value-type="string">
            <text:p text:style-name="P69">template &lt; <text:span text:style-name="T28">class</text:span> X &gt;</text:p>
            <text:p text:style-name="P69">class C{};</text:p>
          </table:table-cell>
        </table:table-row>
      </table:table>
      <text:p text:style-name="P57"/>
      <text:p text:style-name="P57">They mean the same thing. However, <text:span text:style-name="T10">typename</text:span> is better.</text:p>
      <text:p text:style-name="P57"/>
      <text:p text:style-name="P63"><text:span text:style-name="T52">Template s</text:span><text:span text:style-name="T44">pecialization</text:span></text:p>
      <text:p text:style-name="P31"/>
      <text:p text:style-name="P31"><text:span text:style-name="T44">Suppose you have this </text:span><text:span text:style-name="T13">Array</text:span><text:span text:style-name="T44"> class </text:span><text:span text:style-name="T50">template</text:span><text:span text:style-name="T44">:</text:span></text:p>
      <table:table table:name="Table27" table:style-name="Table27">
        <table:table-column table:style-name="Table27.A"/>
        <table:table-row table:style-name="TableLine2154136754800">
          <table:table-cell table:style-name="Table27.A1" office:value-type="string">
            <text:p text:style-name="P88">#include &lt;iostream&gt;</text:p>
            <text:p text:style-name="P88"/>
            <text:p text:style-name="P83">template&lt; <text:span text:style-name="T59">typename</text:span> T, int size &gt;</text:p>
            <text:p text:style-name="P83">class Array</text:p>
            <text:p text:style-name="P83">{</text:p>
            <text:p text:style-name="P83">public:</text:p>
            <text:p text:style-name="P83"><text:s text:c="4"/>Array(T x[])</text:p>
            <text:p text:style-name="P83"><text:s text:c="4"/>{ </text:p>
            <text:p text:style-name="P74"><text:span text:style-name="T45"><text:s text:c="8"/>for(int i = 0; i &lt; size; </text:span><text:span text:style-name="T46">++i</text:span><text:span text:style-name="T45">) </text:span></text:p>
            <text:p text:style-name="P83"><text:s text:c="12"/>x_[i] = x[i]; </text:p>
            <text:p text:style-name="P83"><text:s text:c="4"/>}</text:p>
            <text:p text:style-name="P74"><text:span text:style-name="T45"><text:s text:c="4"/>int sum() </text:span><text:span text:style-name="T46">const</text:span><text:span text:style-name="T45"> </text:span></text:p>
            <text:p text:style-name="P83"><text:s text:c="4"/>{</text:p>
            <text:p text:style-name="P83"><text:s text:c="8"/>int s = 0;</text:p>
            <text:p text:style-name="P74"><text:span text:style-name="T45"><text:s text:c="8"/>for (int i = 0; i &lt; size; </text:span><text:span text:style-name="T46">++i</text:span><text:span text:style-name="T45">) </text:span></text:p>
            <text:p text:style-name="P83"><text:s text:c="12"/>s += x[i];</text:p>
            <text:p text:style-name="P83"><text:s text:c="8"/>return s;</text:p>
            <text:p text:style-name="P83"><text:s text:c="4"/>} <text:s text:c="2"/></text:p>
            <text:p text:style-name="P83">private:</text:p>
            <text:p text:style-name="P83"><text:s text:c="4"/>T x_[size];</text:p>
            <text:p text:style-name="P83">};</text:p>
            <text:p text:style-name="P83"/>
            <text:p text:style-name="P88">int main()</text:p>
            <text:p text:style-name="P88">{</text:p>
            <text:p text:style-name="P88"><text:s text:c="4"/>int x[] = {2, 3, 5, 7, 11, 13, 17, 19};</text:p>
            <text:p text:style-name="P76"><text:span text:style-name="T45"><text:s text:c="4"/>Array&lt; int, </text:span><text:span text:style-name="T47">4</text:span><text:span text:style-name="T45"> &gt; a(x);</text:span></text:p>
            <text:p text:style-name="P88"><text:s text:c="4"/>std::cout &lt;&lt; a.sum() &lt;&lt; '\n';</text:p>
            <text:p text:style-name="P88"><text:s text:c="4"/>Array&lt; int, 3 &gt; b(x);</text:p>
            <text:p text:style-name="P88"><text:s text:c="4"/>std::cout &lt;&lt; b.sum() &lt;&lt; '\n';<text:line-break/>}</text:p>
          </table:table-cell>
        </table:table-row>
      </table:table>
      <text:p text:style-name="P52">Run it.</text:p>
      <text:p text:style-name="P52"/>
      <text:p text:style-name="P44">The<text:span text:style-name="T50">n</text:span> you realize that <text:span text:style-name="T52">in your software that you are building, </text:span>one extremely common usage of your <text:span text:style-name="T12">Array</text:span> library is for the case of modeling <text:span text:style-name="T20">int</text:span><text:span text:style-name="T33"> arrays of size 3</text:span>.</text:p>
      <text:p text:style-name="P44"/>
      <text:p text:style-name="P44"><text:span text:style-name="T50">A</text:span> loop over an array of size 3 to compute the sum is definitely slower that unrolling the loop. The unrolled loop is going to be about twice as fast.</text:p>
      <text:p text:style-name="P44"/>
      <text:p text:style-name="P45">Hmmm … can <text:span text:style-name="T50">we</text:span> <text:span text:style-name="T33">speedup this case</text:span>?</text:p>
      <text:p text:style-name="P45"/>
      <text:p text:style-name="P34"><text:span text:style-name="T49">Yes you can … you </text:span><text:span text:style-name="T50">can </text:span><text:span text:style-name="T49">write a version of </text:span><text:span text:style-name="T14">Array</text:span><text:span text:style-name="T49"> just for the case when T = </text:span><text:span text:style-name="T14">int</text:span><text:span text:style-name="T49"> and size = 3. </text:span><text:span text:style-name="T52">This is called a </text:span><text:span text:style-name="T9">template specialization</text:span><text:span text:style-name="T52">. </text:span></text:p>
      <text:p text:style-name="P34"/>
      <text:p text:style-name="P47">Run this:</text:p>
      <table:table table:name="Table28" table:style-name="Table28">
        <table:table-column table:style-name="Table28.A"/>
        <table:table-row table:style-name="TableLine2154136755072">
          <table:table-cell table:style-name="Table28.A1" office:value-type="string">
            <text:p text:style-name="P89">#include &lt;iostream&gt;</text:p>
            <text:p text:style-name="P89"/>
            <text:p text:style-name="P84">template&lt; <text:span text:style-name="T59">typename</text:span> T, int size &gt;</text:p>
            <text:p text:style-name="P84">class Array</text:p>
            <text:p text:style-name="P84">{</text:p>
            <text:p text:style-name="P75"><text:span text:style-name="T45">// ... </text:span><text:span text:style-name="T47">same as before ...</text:span></text:p>
            <text:p text:style-name="P84"><text:soft-page-break/>};</text:p>
            <text:p text:style-name="P84"/>
            <text:p text:style-name="P79">template&lt;&gt;</text:p>
            <text:p text:style-name="P79">class Array&lt; int, 3 &gt;</text:p>
            <text:p text:style-name="P79">{</text:p>
            <text:p text:style-name="P79">public:</text:p>
            <text:p text:style-name="P79"><text:s text:c="4"/>Array(int x[])</text:p>
            <text:p text:style-name="P79"><text:s text:c="4"/>{</text:p>
            <text:p text:style-name="P79"><text:s text:c="8"/>std::cout &lt;&lt; "specialization speedup!!!\n";</text:p>
            <text:p text:style-name="P79"><text:s text:c="8"/>x_ = x[0]; y_ = x[1]; z_ = x[2];</text:p>
            <text:p text:style-name="P79"><text:s text:c="4"/>}</text:p>
            <text:p text:style-name="P79"><text:s text:c="4"/>int sum() const </text:p>
            <text:p text:style-name="P79"><text:s text:c="4"/>{</text:p>
            <text:p text:style-name="P79"><text:s text:c="8"/>std::cout &lt;&lt; "specialization speedup!!!\n";</text:p>
            <text:p text:style-name="P79"><text:s text:c="8"/>return x_ + y_ + z_;</text:p>
            <text:p text:style-name="P79"><text:s text:c="4"/>} <text:s text:c="2"/></text:p>
            <text:p text:style-name="P79">private:</text:p>
            <text:p text:style-name="P79"><text:s text:c="4"/>int x_, y_, z_;</text:p>
            <text:p text:style-name="P79">};</text:p>
            <text:p text:style-name="P79"/>
            <text:p text:style-name="P89">int main()</text:p>
            <text:p text:style-name="P89">{</text:p>
            <text:p text:style-name="P77"><text:span text:style-name="T45"><text:s text:c="4"/>// ... </text:span><text:span text:style-name="T47">same as before ...</text:span><text:span text:style-name="T45"><text:line-break/>}</text:span></text:p>
          </table:table-cell>
        </table:table-row>
      </table:table>
      <text:p text:style-name="P42"/>
      <text:p text:style-name="P46">Template specialization is a very important idea and is used quite frequently. </text:p>
      <text:p text:style-name="P46"/>
      <text:p text:style-name="P46"/>
      <text:p text:style-name="P48"><text:span text:style-name="T27">Exercise.</text:span> Add <text:span text:style-name="T12">operator[]</text:span> to both classes. Test your code.</text:p>
      <text:p text:style-name="P48"/>
      <text:p text:style-name="P48"/>
      <text:p text:style-name="P49"><text:span text:style-name="T27">Exercise.</text:span> Then you realize that … wait a minute … this specialization idea is also helpful for a <text:span text:style-name="T12">double</text:span> array of size 3 <text:span text:style-name="T55">and a </text:span><text:span text:style-name="T19">float</text:span> array of size 3. Hmmm … can we partially specialize? <text:span text:style-name="T52">In other words can we have </text:span><text:span text:style-name="T17">size</text:span><text:span text:style-name="T52"> = 3 but retain </text:span><text:span text:style-name="T17">T</text:span><text:span text:style-name="T52"> as a template parameter</text:span> Try <text:span text:style-name="T52">to figure it</text:span> out <text:span text:style-name="T53">on your own</text:span> before turning the page for the answer!!! <text:span text:style-name="T55">You have 20 minutes ...</text:span></text:p>
      <text:p text:style-name="P48"/>
      <text:p text:style-name="P48"/>
      <text:p text:style-name="P32"><text:span text:style-name="T29">Exercise.</text:span><text:span text:style-name="T50"> Write a </text:span><text:span text:style-name="T15">Matrix</text:span><text:span text:style-name="T50"> class </text:span><text:span text:style-name="T60">template</text:span><text:span text:style-name="T50">. A matrix is just a 2D array. </text:span><text:span text:style-name="T51">Here’s a sample run:</text:span></text:p>
      <table:table table:name="Table29" table:style-name="Table29">
        <table:table-column table:style-name="Table29.A"/>
        <table:table-row table:style-name="TableLine2154136755344">
          <table:table-cell table:style-name="Table29.A1" office:value-type="string">
            <text:p text:style-name="P90">#include &lt;iostream&gt;</text:p>
            <text:p text:style-name="P81">#include "Matrix.h"</text:p>
            <text:p text:style-name="P81"/>
            <text:p text:style-name="P90">int main()</text:p>
            <text:p text:style-name="P90">{</text:p>
            <text:p text:style-name="P78"><text:span text:style-name="T45"><text:s text:c="4"/></text:span><text:span text:style-name="T48">int x[] = {0, 1, 2, 3, 4, 5, 6, 7, 8, 9};</text:span></text:p>
            <text:p text:style-name="P86"><text:s text:c="4"/>Matrix&lt; int, 2, 3 &gt; m(x); // m is 2-by-3.</text:p>
            <text:p text:style-name="P86"><text:s text:c="4"/>std::cout &lt;&lt; m &lt;&lt; '\n' // prints </text:p>
            <text:p text:style-name="P86"><text:s text:c="27"/>// 0 1 2</text:p>
            <text:p text:style-name="P86"><text:s text:c="27"/>// 3 4 5</text:p>
            <text:p text:style-name="P86"><text:s text:c="4"/>Matrix&lt; int, 2, 1 &gt; n(x); // n is 2-by-1</text:p>
            <text:p text:style-name="P86"><text:s text:c="4"/>std::cout &lt;&lt; n &lt;&lt; '\n' // prints </text:p>
            <text:p text:style-name="P86"><text:s text:c="27"/>// 0</text:p>
            <text:p text:style-name="P86"><text:s text:c="27"/>// 1</text:p>
            <text:p text:style-name="P78"><text:span text:style-name="T45"><text:s text:c="4"/></text:span><text:span text:style-name="T48">return 0;</text:span><text:span text:style-name="T45"><text:line-break/>}</text:span></text:p>
          </table:table-cell>
        </table:table-row>
      </table:table>
      <text:p text:style-name="P33"><text:soft-page-break/><text:span text:style-name="T51">That 2-by-1 matrix is sometimes called a “2-dimensional column vector”. Column vectors are used frequently. Furthermore processing a regular 1-dimensional array of size 2 is faster than viewing it as a 2-by-1 2D array. So … speedup your </text:span><text:span text:style-name="T16">Matrix</text:span><text:span text:style-name="T51"> library by providing a specialization for the column vector case of a </text:span><text:span text:style-name="T16">Matrix</text:span><text:span text:style-name="T51"> object </text:span><text:span text:style-name="T55">where you use a 1-dimensional array in this case</text:span><text:span text:style-name="T51"> The following should then work:</text:span></text:p>
      <table:table table:name="Table30" table:style-name="Table30">
        <table:table-column table:style-name="Table30.A"/>
        <table:table-row table:style-name="TableLine2154136752624">
          <table:table-cell table:style-name="Table30.A1" office:value-type="string">
            <text:p text:style-name="P87">#include &lt;iostream&gt;</text:p>
            <text:p text:style-name="P85">#include "Matrix.h"</text:p>
            <text:p text:style-name="P85"/>
            <text:p text:style-name="P87">int main()</text:p>
            <text:p text:style-name="P87">{</text:p>
            <text:p text:style-name="P87"><text:s text:c="4"/><text:span text:style-name="T50">int x[] = {0, 1, 2, 3, 4, 5, 6, 7, 8, 9};</text:span></text:p>
            <text:p text:style-name="P85"><text:s text:c="4"/>Matrix&lt; int, 2, 3 &gt; m(x); // m is 2-by-3.</text:p>
            <text:p text:style-name="P85"><text:s text:c="4"/>std::cout &lt;&lt; m &lt;&lt; '\n' // prints </text:p>
            <text:p text:style-name="P85"><text:s text:c="27"/>// 0 1 2</text:p>
            <text:p text:style-name="P85"><text:s text:c="27"/>// 3 4 5</text:p>
            <text:p text:style-name="P87"><text:span text:style-name="T50"><text:s text:c="4"/></text:span><text:span text:style-name="T29">Matrix&lt; int, 2 &gt;</text:span><text:span text:style-name="T50"> n(x); // n is 2-by-1</text:span></text:p>
            <text:p text:style-name="P85"><text:s text:c="4"/>std::cout &lt;&lt; n &lt;&lt; '\n' // prints </text:p>
            <text:p text:style-name="P85"><text:s text:c="27"/>// 0</text:p>
            <text:p text:style-name="P85"><text:s text:c="27"/>// 1</text:p>
            <text:p text:style-name="P87"><text:s text:c="4"/><text:span text:style-name="T50">return 0;</text:span><text:line-break/>}</text:p>
          </table:table-cell>
        </table:table-row>
      </table:table>
      <text:p text:style-name="P51">Such <text:span text:style-name="T54">a </text:span>template librar<text:span text:style-name="T54">y is</text:span> very common in computer graphics <text:span text:style-name="T55">and</text:span> computer vision. <text:span text:style-name="T54">S</text:span>uch <text:span text:style-name="T54">a </text:span>librar<text:span text:style-name="T54">y</text:span> <text:span text:style-name="T54">usually </text:span>provide a typedef for <text:span text:style-name="T18">Matrix&lt; double, 4, 4 &gt;</text:span><text:span text:style-name="T54">, </text:span><text:span text:style-name="T12">Matrix&lt; int, 2 &gt;</text:span><text:span text:style-name="T37">, </text:span><text:span text:style-name="T40">etc.</text:span>. <text:span text:style-name="T54">For instance there might be a typedef </text:span><text:span text:style-name="T18">mat4x4</text:span><text:span text:style-name="T54"> </text:span><text:span text:style-name="T55">for </text:span><text:span text:style-name="T18">Matrix&lt; double, 4, 4 &gt;</text:span><text:span text:style-name="T39">, </text:span><text:span text:style-name="T18">mat</text:span><text:span text:style-name="T19">f</text:span><text:span text:style-name="T18">4x4</text:span><text:span text:style-name="T54"> </text:span><text:span text:style-name="T55">for </text:span><text:span text:style-name="T18">Matrix&lt; </text:span><text:span text:style-name="T19">float</text:span><text:span text:style-name="T18">, 4, 4 &gt;</text:span><text:span text:style-name="T41">, </text:span><text:span text:style-name="T40">and </text:span><text:span text:style-name="T19">vec4f</text:span><text:span text:style-name="T54"> </text:span><text:span text:style-name="T55">for </text:span><text:span text:style-name="T18">Matrix&lt; </text:span><text:span text:style-name="T19">float</text:span><text:span text:style-name="T18">, 4 &gt;.</text:span></text:p>
      <text:p text:style-name="P43"/>
      <text:p text:style-name="P44"/>
      <text:p text:style-name="P44"/>
      <text:p text:style-name="P66">WARNING … INCOMING SPOILER …</text:p>
      <text:p text:style-name="P35"/>
      <text:p text:style-name="P35"><text:span text:style-name="T51">Here’s the (obvious?) answer to </text:span><text:span text:style-name="T55">the </text:span><text:span text:style-name="T51">question on the previous page:</text:span></text:p>
      <table:table table:name="Table31" table:style-name="Table31">
        <table:table-column table:style-name="Table31.A"/>
        <table:table-row table:style-name="TableLine2154136751808">
          <table:table-cell table:style-name="Table31.A1" office:value-type="string">
            <text:p text:style-name="P82">template&lt; <text:span text:style-name="T59">typename</text:span> T, int size &gt;</text:p>
            <text:p text:style-name="P82">class Array</text:p>
            <text:p text:style-name="P82">{</text:p>
            <text:p text:style-name="P82">public:</text:p>
            <text:p text:style-name="P82"><text:s text:c="4"/>Array(T x[])</text:p>
            <text:p text:style-name="P82"><text:s text:c="4"/>{ </text:p>
            <text:p text:style-name="P82"><text:s text:c="8"/>for(int i = 0; i &lt; size; ++i) </text:p>
            <text:p text:style-name="P82"><text:s text:c="12"/>x_[i] = x[i]; </text:p>
            <text:p text:style-name="P82"><text:s text:c="4"/>}</text:p>
            <text:p text:style-name="P82"><text:s text:c="4"/>int sum() const </text:p>
            <text:p text:style-name="P82"><text:s text:c="4"/>{</text:p>
            <text:p text:style-name="P82"><text:s text:c="8"/>int s = 0;</text:p>
            <text:p text:style-name="P82"><text:s text:c="8"/>for (int i = 0; i &lt; size; ++i) </text:p>
            <text:p text:style-name="P82"><text:s text:c="12"/>s += x_[i];</text:p>
            <text:p text:style-name="P82"><text:s text:c="8"/>return s;</text:p>
            <text:p text:style-name="P82"><text:s text:c="4"/>} <text:s text:c="2"/></text:p>
            <text:p text:style-name="P82">private:</text:p>
            <text:p text:style-name="P82"><text:s text:c="4"/>T x_[size];</text:p>
            <text:p text:style-name="P82">};</text:p>
            <text:p text:style-name="P82"/>
            <text:p text:style-name="P80">template&lt; typename T &gt;</text:p>
            <text:p text:style-name="P80">class Array&lt; T, 3 &gt;</text:p>
            <text:p text:style-name="P80">{</text:p>
            <text:p text:style-name="P80">public:</text:p>
            <text:p text:style-name="P80"><text:s text:c="4"/>Array(T x[])</text:p>
            <text:p text:style-name="P80"><text:s text:c="4"/>{</text:p>
            <text:p text:style-name="P80"><text:s text:c="8"/>std::cout &lt;&lt; "specialization speedup!!!\n";</text:p>
            <text:p text:style-name="P80"><text:s text:c="8"/>x_ = x[0]; y_ = x[1]; z_ = x[2];</text:p>
            <text:p text:style-name="P80"><text:s text:c="4"/>}</text:p>
            <text:p text:style-name="P80"><text:s text:c="4"/>int sum() const </text:p>
            <text:p text:style-name="P80"><text:s text:c="4"/>{</text:p>
            <text:p text:style-name="P80"><text:s text:c="8"/>std::cout &lt;&lt; "specialization speedup!!!\n";</text:p>
            <text:p text:style-name="P80"><text:s text:c="8"/>return x_ + y_ + z_;</text:p>
            <text:p text:style-name="P80"><text:s text:c="4"/>} <text:s text:c="2"/></text:p>
            <text:p text:style-name="P80">private:</text:p>
            <text:p text:style-name="P80"><text:s text:c="4"/>T x_, y_, z_;</text:p>
            <text:p text:style-name="P80">};</text:p>
          </table:table-cell>
        </table:table-row>
      </table:table>
      <text:p text:style-name="P50"/>
      <text:p text:style-name="P4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Lohit Devanagari3" svg:font-family="'Lohit Devanagari'"/>
    <style:font-face style:name="Arial4" svg:font-family="Arial" style:font-family-generic="modern"/>
    <style:font-face style:name="Courier New2" svg:font-family="'Courier New'" style:font-family-generic="modern"/>
    <style:font-face style:name="Arial2" svg:font-family="Arial" style:font-family-generic="roman"/>
    <style:font-face style:name="Lohit Devanagari" svg:font-family="'Lohit Devanagari'" style:font-family-generic="roman"/>
    <style:font-face style:name="Arial3" svg:font-family="Arial" style:font-family-generic="swiss"/>
    <style:font-face style:name="Courier New" svg:font-family="'Courier New'" style:font-family-generic="modern" style:font-pitch="fixed"/>
    <style:font-face style:name="Arial" svg:font-family="Arial" style:font-pitch="variable"/>
    <style:font-face style:name="Liberation Serif2" svg:font-family="'Liberation Serif'" style:font-pitch="variable"/>
    <style:font-face style:name="Lohit Devanagari1" svg:font-family="'Lohit Devanagari'" style:font-pitch="variable"/>
    <style:font-face style:name="WenQuanYi Zen Hei Sharp1" svg:font-family="'WenQuanYi Zen Hei Sharp'" style:font-pitch="variable"/>
    <style:font-face style:name="Arial5" svg:font-family="Arial" style:font-family-generic="modern" style:font-pitch="variable"/>
    <style:font-face style:name="Courier New1" svg:font-family="'Courier New'"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Liberation Sans1" svg:font-family="'Liberation Sans'" style:font-family-generic="system" style:font-pitch="variable"/>
    <style:font-face style:name="Lohit Devanagari2"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Arrowheads_20_1" draw:display-name="Arrowheads 1" svg:viewBox="0 0 20 30" svg:d="M10 0l-10 30h20z"/>
    <draw:stroke-dash draw:name="Dashed_20__28_var_29__20_2" draw:display-name="Dashed (var) 2" draw:style="rect" draw:dots1="1" draw:dots1-length="0.0157in" draw:distance="0.0157in"/>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Zen Hei Sharp"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WenQuanYi Zen Hei Sharp"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text-align="start" style:justify-single-word="false" fo:orphans="2" fo:widows="2" fo:hyphenation-ladder-count="no-limit"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2" fo:font-family="Arial" style:font-family-generic="roman"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Object_20_with_20_arrow" style:display-name="Object with arrow"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2"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2"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2"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2" fo:font-family="Arial" style:font-family-generic="roman"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2"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2" fo:font-family="Arial" style:font-family-generic="roman" fo:font-size="18pt" fo:font-style="normal" fo:text-shadow="none" style:text-underline-style="none" fo:font-weight="normal"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2" fo:font-family="Arial" style:font-family-generic="roman"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2"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0835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Arial2" fo:font-family="Arial" style:font-family-generic="roman" fo:font-size="24pt" fo:font-style="normal" fo:text-shadow="none" style:text-underline-style="none" fo:font-weight="bold" style:font-name-asian="Tahoma" style:font-family-asian="Tahoma"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693in" fo:margin-bottom="0in" style:contextual-spacing="false" fo:text-align="start" style:justify-single-word="false"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loext:opacity="100%" style:text-outline="false" style:text-line-through-style="none" style:text-line-through-type="none" style:font-name="Arial2" fo:font-family="Arial"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loext:opacity="100%" style:text-outline="false" style:text-line-through-style="none" style:text-line-through-type="none" style:font-name="Arial2"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26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loext:opacity="100%" style:text-outline="false" style:text-line-through-style="none" style:text-line-through-type="none" style:font-name="Arial2"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2"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2"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2"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2"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2"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roman" fo:font-size="44pt" fo:font-style="normal" fo:text-shadow="none" style:text-underline-style="none" fo:font-weight="normal"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0835in" fo:margin-bottom="0in" style:contextual-spacing="false"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2" fo:font-family="Arial" style:font-family-generic="roman" fo:font-size="24pt" fo:font-style="normal" fo:text-shadow="none" style:text-underline-style="none" fo:font-weight="bold" style:font-name-asian="Tahoma" style:font-family-asian="Tahoma"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2" fo:font-family="Arial" style:font-family-generic="roman"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line-through-style="none" style:text-line-through-type="none" style:font-name="Arial2" fo:font-family="Arial" style:font-family-generic="roman"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loext:opacity="100%" style:font-name="Lohit Devanagari" fo:font-family="'Lohit Devanagari'" style:font-family-generic="roman"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Background_20_objects" style:display-name="Background objects"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line-through-style="none" style:text-line-through-type="none" style:font-name="Arial2" fo:font-family="Arial" style:font-family-generic="roman"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2" fo:font-family="Arial" style:font-family-generic="roman"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0835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Arial2" fo:font-family="Arial" style:font-family-generic="roman" fo:font-size="24pt" fo:font-style="normal" fo:text-shadow="none" style:text-underline-style="none" fo:font-weight="bold" style:font-name-asian="Tahoma" style:font-family-asian="Tahoma"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693in" fo:margin-bottom="0in" style:contextual-spacing="false" fo:text-align="start" style:justify-single-word="false"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loext:opacity="100%" style:text-outline="false" style:text-line-through-style="none" style:text-line-through-type="none" style:font-name="Arial2" fo:font-family="Arial" style:font-family-generic="roman" fo:font-size="20pt" fo:font-style="normal" fo:text-shadow="none" style:text-underline-style="none" fo:font-weight="normal"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loext:opacity="100%" style:text-outline="false" style:text-line-through-style="none" style:text-line-through-type="none" style:font-name="Arial2"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26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loext:opacity="100%" style:text-outline="false" style:text-line-through-style="none" style:text-line-through-type="none" style:font-name="Arial2"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2"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2"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2"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2"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2"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left="0in" fo:margin-right="0in" fo:margin-top="0.0835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Arial2" fo:font-family="Arial" style:font-family-generic="roman" fo:font-size="24pt" fo:font-style="normal" fo:text-shadow="none" style:text-underline-style="none" fo:font-weight="bold" style:letter-kerning="true" style:font-name-asian="Tahoma" style:font-family-asian="Tahoma"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in" fo:margin-right="0in" fo:margin-top="0.0693in" fo:margin-bottom="0in" style:contextual-spacing="false" fo:text-align="start" style:justify-single-word="false"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loext:opacity="100%" style:text-outline="false" style:text-line-through-style="none" style:text-line-through-type="none" style:font-name="Arial2" fo:font-family="Ari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loext:opacity="100%" style:text-outline="false" style:text-line-through-style="none" style:text-line-through-type="none" style:font-name="Arial2"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in" fo:margin-right="0in" fo:margin-top="0.0626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loext:opacity="100%" style:text-outline="false" style:text-line-through-style="none" style:text-line-through-type="none" style:font-name="Arial2"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2"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2"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2"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2"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2"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2" fo:font-family="Arial" style:font-family-generic="roman"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in" fo:margin-right="0in" fo:margin-top="0.0835in" fo:margin-bottom="0in" style:contextual-spacing="false"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2" fo:font-family="Arial" style:font-family-generic="roman" fo:font-size="24pt" fo:font-style="normal" fo:text-shadow="none" style:text-underline-style="none" fo:font-weight="bold" style:letter-kerning="true" style:font-name-asian="Tahoma" style:font-family-asian="Tahoma"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2" fo:font-family="Arial" style:font-family-generic="roman"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Footer"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in" style:contextual-spacing="false"/>
      <style:text-properties style:font-name="Arial3" fo:font-size="10pt" fo:font-weight="normal" officeooo:paragraph-rsid="00295b13" style:font-size-asian="10pt" style:font-weight-asian="normal" style:font-size-complex="10pt" style:font-weight-complex="normal"/>
    </style:style>
    <style:style style:name="MP2" style:family="paragraph" style:parent-style-name="Footer">
      <style:paragraph-properties fo:margin-left="0in" fo:margin-right="0in" fo:text-align="center" style:justify-single-word="false" fo:text-indent="0in" style:auto-text-indent="false"/>
      <style:text-properties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3.082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 (Y. Liow) <text:s text:c="65"/>72. Class Templates</text:p>
      </style:header>
      <style:footer>
        <text:p text:style-name="MP2"><text:page-number text:select-page="current">12</text:page-number><text:s/>of <text:page-count>18</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2-02T11:33:25.159419949</meta:creation-date>
    <dc:date>2024-04-04T11:36:21.426000000</dc:date>
    <meta:editing-duration>P2DT12H8M55S</meta:editing-duration>
    <meta:editing-cycles>124</meta:editing-cycles>
    <meta:generator>LibreOffice/7.1.2.2$Windows_X86_64 LibreOffice_project/8a45595d069ef5570103caea1b71cc9d82b2aae4</meta:generator>
    <meta:document-statistic meta:table-count="34" meta:image-count="0" meta:object-count="0" meta:page-count="18" meta:paragraph-count="488" meta:word-count="2524" meta:character-count="13757" meta:non-whitespace-character-count="10561"/>
  </office:meta>
</office:document-meta>
</file>